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Droid Sans Mono" svg:font-family="'Droid Sans Mono', monospace, monospace, 'Droid Sans Fallback'"/>
    <style:font-face style:name="Lohit Devanagari1" svg:font-family="'Lohit Devanagari'"/>
    <style:font-face style:name="OpenSans" svg:font-family="OpenSans, Helvetica, Arial, sans-serif"/>
    <style:font-face style:name="arial" svg:font-family="arial" style:font-family-generic="swiss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8f9f6" officeooo:paragraph-rsid="0018f9f6"/>
    </style:style>
    <style:style style:name="P2" style:family="paragraph" style:parent-style-name="Standard">
      <style:paragraph-properties style:line-height-at-least="0.423cm"/>
      <style:text-properties fo:color="#000000" style:font-name="Droid Sans Mono" fo:font-size="9pt" fo:font-weight="normal" fo:background-color="#fffffe"/>
    </style:style>
    <style:style style:name="P3" style:family="paragraph" style:parent-style-name="Standard">
      <style:text-properties fo:color="#000000" style:font-name="Droid Sans Mono" fo:font-size="9pt" fo:font-weight="normal" officeooo:paragraph-rsid="0018f9f6" fo:background-color="#fffffe" style:font-size-asian="15pt" style:font-size-complex="15pt"/>
    </style:style>
    <style:style style:name="P4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18f9f6"/>
    </style:style>
    <style:style style:name="P5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cf855" officeooo:paragraph-rsid="001cf855"/>
    </style:style>
    <style:style style:name="P6" style:family="paragraph" style:parent-style-name="Standard">
      <style:text-properties fo:font-variant="normal" fo:text-transform="none" fo:color="#505050" style:font-name="arial" fo:font-size="15pt" fo:letter-spacing="normal" fo:font-style="normal" fo:font-weight="normal" officeooo:rsid="0018f9f6" officeooo:paragraph-rsid="0018f9f6" style:font-size-asian="15pt" style:font-size-complex="15pt"/>
    </style:style>
    <style:style style:name="P7" style:family="paragraph" style:parent-style-name="Standard">
      <style:text-properties officeooo:paragraph-rsid="001cf855"/>
    </style:style>
    <style:style style:name="P8" style:family="paragraph" style:parent-style-name="Standard">
      <style:text-properties officeooo:paragraph-rsid="0018f9f6"/>
    </style:style>
    <style:style style:name="P9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10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/>
    </style:style>
    <style:style style:name="P11" style:family="paragraph" style:parent-style-name="Preformatted_20_Text">
      <style:text-properties fo:color="#a9b7c6" style:font-name="DejaVu Sans Mono" fo:font-size="9pt" officeooo:paragraph-rsid="001cf855"/>
    </style:style>
    <style:style style:name="P12" style:family="paragraph" style:parent-style-name="Preformatted_20_Text">
      <style:text-properties fo:color="#a9b7c6" style:font-name="DejaVu Sans Mono" fo:font-size="9pt" officeooo:paragraph-rsid="0018f9f6"/>
    </style:style>
    <style:style style:name="P1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cc7832"/>
    </style:style>
    <style:style style:name="P14" style:family="paragraph" style:parent-style-name="Preformatted_20_Text">
      <loext:graphic-properties draw:fill="solid" draw:fill-color="#2b2b2b" draw:opacity="100%"/>
      <style:paragraph-properties fo:background-color="#2b2b2b"/>
    </style:style>
    <style:style style:name="P15" style:family="paragraph" style:parent-style-name="Preformatted_20_Text">
      <style:text-properties style:font-name="Droid Sans Fallback" fo:font-size="9pt" officeooo:paragraph-rsid="0018f9f6" style:font-size-asian="9pt" style:font-size-complex="9pt"/>
    </style:style>
    <style:style style:name="P16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DejaVu Sans Mono" fo:font-size="9pt"/>
    </style:style>
    <style:style style:name="P17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</style:style>
    <style:style style:name="P18" style:family="paragraph" style:parent-style-name="Table_20_Contents">
      <style:text-properties style:font-name="arial" fo:font-size="15pt" officeooo:rsid="0018f9f6" officeooo:paragraph-rsid="0018f9f6" style:font-size-asian="15pt" style:font-size-complex="15pt"/>
    </style:style>
    <style:style style:name="P19" style:family="paragraph" style:parent-style-name="Table_20_Contents">
      <style:text-properties officeooo:rsid="0018f9f6" officeooo:paragraph-rsid="0018f9f6"/>
    </style:style>
    <style:style style:name="P20" style:family="paragraph" style:parent-style-name="Table_20_Contents">
      <style:text-properties style:font-name="Liberation Mono" fo:font-size="10pt" style:font-name-asian="DejaVu Sans Mono1" style:font-size-asian="10pt" style:font-name-complex="Liberation Mono" style:font-size-complex="10pt"/>
    </style:style>
    <style:style style:name="P21" style:family="paragraph" style:parent-style-name="Table_20_Contents">
      <style:text-properties style:font-name="Liberation Mono" fo:font-size="10pt" officeooo:rsid="002da6d3" officeooo:paragraph-rsid="002da6d3" style:font-name-asian="DejaVu Sans Mono1" style:font-size-asian="10pt" style:font-name-complex="Liberation Mono" style:font-size-complex="10pt"/>
    </style:style>
    <style:style style:name="P22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1cf855"/>
    </style:style>
    <style:style style:name="P23" style:family="paragraph" style:parent-style-name="Standard">
      <style:paragraph-properties style:line-height-at-least="0.423cm"/>
      <style:text-properties fo:color="#000000" style:font-name="Droid Sans Mono" fo:font-size="9pt" fo:font-weight="normal" fo:background-color="#fffffe"/>
    </style:style>
    <style:style style:name="P24" style:family="paragraph" style:parent-style-name="Standard">
      <style:text-properties fo:color="#000000" style:font-name="Droid Sans Mono" fo:font-size="9pt" fo:font-weight="normal" fo:background-color="#fffffe" style:font-name-asian="DejaVu Sans Mono1" style:font-size-asian="10pt" style:font-name-complex="Liberation Mono" style:font-size-complex="10pt"/>
    </style:style>
    <style:style style:name="P25" style:family="paragraph" style:parent-style-name="Preformatted_20_Text">
      <style:text-properties officeooo:rsid="0018f9f6" officeooo:paragraph-rsid="0018f9f6"/>
    </style:style>
    <style:style style:name="P26" style:family="paragraph" style:parent-style-name="Preformatted_20_Text">
      <style:text-properties officeooo:rsid="002da6d3" officeooo:paragraph-rsid="002da6d3"/>
    </style:style>
    <style:style style:name="P27" style:family="paragraph" style:parent-style-name="Preformatted_20_Text">
      <style:text-properties officeooo:paragraph-rsid="002da6d3"/>
    </style:style>
    <style:style style:name="P28" style:family="paragraph" style:parent-style-name="Preformatted_20_Text">
      <style:text-properties fo:color="#a9b7c6" style:font-name="DejaVu Sans Mono" fo:font-size="9pt" style:font-name-asian="DejaVu Sans Mono1" style:font-size-asian="10pt" style:font-name-complex="Liberation Mono" style:font-size-complex="10pt"/>
    </style:style>
    <style:style style:name="P29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30" style:family="paragraph" style:parent-style-name="Preformatted_20_Text">
      <loext:graphic-properties draw:fill="solid" draw:fill-color="#2b2b2b" draw:opacity="100%"/>
      <style:paragraph-properties fo:background-color="#2b2b2b"/>
      <style:text-properties fo:color="#cc7832"/>
    </style:style>
    <style:style style:name="P31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DejaVu Sans Mono" fo:font-size="9pt"/>
    </style:style>
    <style:style style:name="T1" style:family="text">
      <style:text-properties fo:color="#6a8759" style:font-name="DejaVu Sans Mono" fo:font-size="9pt"/>
    </style:style>
    <style:style style:name="T2" style:family="text">
      <style:text-properties fo:font-variant="normal" fo:text-transform="none" fo:color="#505050" style:font-name="OpenSans" fo:font-size="9pt" fo:letter-spacing="normal" fo:font-style="normal" fo:font-weight="normal"/>
    </style:style>
    <style:style style:name="T3" style:family="text">
      <style:text-properties fo:font-variant="normal" fo:text-transform="none" fo:color="#505050" style:font-name="OpenSans" fo:font-size="9pt" fo:letter-spacing="normal" fo:font-style="normal" fo:font-weight="normal" officeooo:rsid="002da6d3"/>
    </style:style>
    <style:style style:name="T4" style:family="text">
      <style:text-properties fo:font-variant="normal" fo:text-transform="none" fo:color="#505050" style:font-name="OpenSans" fo:letter-spacing="normal" fo:font-style="normal" fo:font-weight="normal"/>
    </style:style>
    <style:style style:name="T5" style:family="text">
      <style:text-properties fo:font-variant="normal" fo:text-transform="none" fo:color="#cc7832" style:font-name="OpenSans" fo:font-size="9pt" fo:letter-spacing="normal" fo:font-style="normal" fo:font-weight="normal"/>
    </style:style>
    <style:style style:name="T6" style:family="text">
      <style:text-properties fo:font-variant="normal" fo:text-transform="none" fo:color="#bbb529" style:font-name="OpenSans" fo:letter-spacing="normal" fo:font-style="normal" fo:font-weight="normal"/>
    </style:style>
    <style:style style:name="T7" style:family="text">
      <style:text-properties fo:font-variant="normal" fo:text-transform="none" fo:color="#6a8759" style:font-name="OpenSans" fo:letter-spacing="normal" fo:font-style="normal" fo:font-weight="normal"/>
    </style:style>
    <style:style style:name="T8" style:family="text">
      <style:text-properties officeooo:rsid="0018f9f6"/>
    </style:style>
    <style:style style:name="T9" style:family="text">
      <style:text-properties fo:color="#a31515"/>
    </style:style>
    <style:style style:name="T10" style:family="text">
      <style:text-properties fo:color="#0451a5"/>
    </style:style>
    <style:style style:name="T11" style:family="text">
      <style:text-properties fo:color="#09885a"/>
    </style:style>
    <style:style style:name="T12" style:family="text">
      <style:text-properties fo:color="#cc7832"/>
    </style:style>
    <style:style style:name="T13" style:family="text">
      <style:text-properties fo:color="#cc7832" style:font-name="DejaVu Sans Mono" fo:font-size="9pt"/>
    </style:style>
    <style:style style:name="T14" style:family="text">
      <style:text-properties style:font-name="DejaVu Sans Mono" fo:font-size="9pt"/>
    </style:style>
    <style:style style:name="T15" style:family="text">
      <style:text-properties style:font-name="DejaVu Sans Mono" fo:font-size="9pt" fo:font-style="italic"/>
    </style:style>
    <style:style style:name="T16" style:family="text">
      <style:text-properties fo:color="#bbb529"/>
    </style:style>
    <style:style style:name="T17" style:family="text">
      <style:text-properties fo:color="#bbb529" style:font-name="DejaVu Sans Mono" fo:font-size="9pt"/>
    </style:style>
    <style:style style:name="T18" style:family="text">
      <style:text-properties fo:color="#d0d0ff" style:font-name="DejaVu Sans Mono" fo:font-size="9pt"/>
    </style:style>
    <style:style style:name="T19" style:family="text">
      <style:text-properties fo:color="#9876aa" style:font-name="DejaVu Sans Mono" fo:font-size="9pt"/>
    </style:style>
    <style:style style:name="T20" style:family="text">
      <style:text-properties fo:color="#ffc66d" style:font-name="DejaVu Sans Mono" fo:font-size="9pt"/>
    </style:style>
    <style:style style:name="T21" style:family="text">
      <style:text-properties fo:color="#a9b7c6" style:font-name="DejaVu Sans Mono" fo:font-size="9pt"/>
    </style:style>
    <style:style style:name="T22" style:family="text">
      <style:text-properties fo:color="#6897bb" style:font-name="DejaVu Sans Mono" fo:font-size="9pt"/>
    </style:style>
    <style:style style:name="T23" style:family="text">
      <style:text-properties officeooo:rsid="002da6d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8"><text:span text:style-name="T8">URL : </text:span><text:a xlink:type="simple" xlink:href="https://ssgsit.serviceurl.in/aaramb/tw-api/save-invoice-details" text:style-name="Internet_20_link" text:visited-style-name="Visited_20_Internet_20_Link">https://ssgsit.serviceurl.in/aaramb/tw-api/save-invoice-details</text:a><text:span text:style-name="T2"> </text:span></text:p>
      <text:p text:style-name="P4"/>
      <text:p text:style-name="P4"/>
      <text:p text:style-name="P5">Key : </text:p>
      <text:p text:style-name="P5"/>
      <text:p text:style-name="P7"><text:span text:style-name="T5">public class </text:span><text:span text:style-name="T2">GoNoGoCustomerApplication </text:span><text:span text:style-name="T5">extends </text:span><text:span text:style-name="T2">AuditEntity {</text:span></text:p>
      <text:p text:style-name="P22"/>
      <text:p text:style-name="P11"><text:span text:style-name="T6">@JsonProperty</text:span><text:span text:style-name="T4">(</text:span><text:span text:style-name="T7">"aInvDtlsList"</text:span><text:span text:style-name="T4">)</text:span></text:p>
      <text:p text:style-name="P17"><text:span text:style-name="T13">private </text:span><text:span text:style-name="T21">List&lt;InvoiceDetails&gt; </text:span><text:span text:style-name="T19">invoiceDetailsList</text:span><text:span text:style-name="T13">;</text:span></text:p>
      <text:p text:style-name="P5">}</text:p>
      <text:p text:style-name="P4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>REQUEST JSON</text:p>
          </table:table-cell>
          <table:table-cell table:style-name="Table1.B1" office:value-type="string">
            <text:p text:style-name="P18">RESPONSE JSON</text:p>
          </table:table-cell>
        </table:table-row>
        <table:table-row>
          <table:table-cell table:style-name="Table1.A2" office:value-type="string">
            <text:p text:style-name="P15">{</text:p>
            <text:p text:style-name="P15"><text:tab/>"oHeader":{</text:p>
            <text:p text:style-name="P15"><text:tab/><text:tab/>"sReqType": "application/json",</text:p>
            <text:p text:style-name="P15"><text:tab/><text:tab/>"sAppSource": "WEB 1.04.01",</text:p>
            <text:p text:style-name="P15"><text:tab/><text:tab/>"sSourceID": "GONOGO_HBL",</text:p>
            <text:p text:style-name="P15"><text:tab/><text:tab/>"sCroId": "default",</text:p>
            <text:p text:style-name="P15"><text:tab/><text:tab/>"sDsaId": "A35940",</text:p>
            <text:p text:style-name="P15"><text:tab/><text:tab/>"sInstID": "4010",</text:p>
            <text:p text:style-name="P15"><text:tab/><text:tab/>"sInstName": "HDFC",</text:p>
            <text:p text:style-name="P15"><text:tab/><text:tab/>"sProduct": "TW",</text:p>
            <text:p text:style-name="P15"><text:tab/><text:tab/>"sDealerId": "5768",</text:p>
            <text:p text:style-name="P15"><text:tab/><text:tab/>"sRole": "DSA"</text:p>
            <text:p text:style-name="P15"><text:tab/>},</text:p>
            <text:p text:style-name="P15"><text:tab/>"sRefID":"1982801000253",</text:p>
            <text:p text:style-name="P15"><text:tab/>"aInvDtlsList":</text:p>
            <text:p text:style-name="P15"><text:tab/>[{</text:p>
            <text:p text:style-name="P15"><text:tab/><text:tab/>"sInvNumber":"234 56565 7676",</text:p>
            <text:p text:style-name="P15"><text:tab/><text:tab/>"dtInv":"2020-01-22"<text:tab/></text:p>
            <text:p text:style-name="P15"><text:tab/>}]</text:p>
            <text:p text:style-name="P15"><text:tab/></text:p>
            <text:p text:style-name="P15"><text:tab/></text:p>
            <text:p text:style-name="P15">}</text:p>
          </table:table-cell>
          <table:table-cell table:style-name="Table1.B2" office:value-type="string">
            <text:p text:style-name="P3">{</text:p>
            <text:p text:style-name="P2"><text:span text:style-name="T9">"oBody"</text:span>: {</text:p>
            <text:p text:style-name="P2"><text:span text:style-name="T9">"payLoad"</text:span>: {</text:p>
            <text:p text:style-name="P2"><text:span text:style-name="T9">"applicable"</text:span>: <text:span text:style-name="T10">false</text:span>,</text:p>
            <text:p text:style-name="P2"><text:span text:style-name="T9">"status"</text:span>: <text:span text:style-name="T10">"SUCCESS"</text:span>,</text:p>
            <text:p text:style-name="P2"><text:span text:style-name="T9">"sResponseMessage"</text:span>: <text:span text:style-name="T10">"Data Successfully Saved"</text:span>,</text:p>
            <text:p text:style-name="P2"><text:span text:style-name="T9">"bIsApplicable"</text:span>: <text:span text:style-name="T10">false</text:span></text:p>
            <text:p text:style-name="P2">}</text:p>
            <text:p text:style-name="P2">},</text:p>
            <text:p text:style-name="P2"><text:span text:style-name="T9">"oStatus"</text:span>: {</text:p>
            <text:p text:style-name="P2"><text:span text:style-name="T9">"iStatus"</text:span>: <text:span text:style-name="T11">200</text:span>,</text:p>
            <text:p text:style-name="P2"><text:span text:style-name="T9">"sStatus"</text:span>: <text:span text:style-name="T10">"OK"</text:span></text:p>
            <text:p text:style-name="P2">}</text:p>
            <text:p text:style-name="P2">}</text:p>
            <text:p text:style-name="P3"/>
          </table:table-cell>
        </table:table-row>
      </table:table>
      <text:p text:style-name="P1"/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9">REQUEST CLASS</text:p>
          </table:table-cell>
          <table:table-cell table:style-name="Table2.B1" office:value-type="string">
            <text:p text:style-name="P19">RESPONSE CLASS</text:p>
          </table:table-cell>
        </table:table-row>
        <table:table-row>
          <table:table-cell table:style-name="Table2.A2" office:value-type="string">
            <text:p text:style-name="P10"><text:span text:style-name="T12">public class </text:span>InvoiceDetailsRequest {</text:p>
            <text:p text:style-name="P9"><text:s text:c="4"/><text:span text:style-name="T17">@JsonProperty</text:span><text:span text:style-name="T14">(</text:span><text:span text:style-name="T1">"oHeader"</text:span><text:span text:style-name="T14">)</text:span></text:p>
            <text:p text:style-name="P9"><text:s text:c="4"/><text:span text:style-name="T17">@NotNull</text:span><text:span text:style-name="T14">(</text:span><text:span text:style-name="T18">groups </text:span><text:span text:style-name="T14">= {Header.FetchGrp.</text:span><text:span text:style-name="T13">class</text:span><text:span text:style-name="T14">})</text:span></text:p>
            <text:p text:style-name="P9"><text:s text:c="4"/><text:span text:style-name="T17">@Valid</text:span></text:p>
            <text:p text:style-name="P9"><text:span text:style-name="T16"><text:s text:c="4"/></text:span><text:span text:style-name="T13">private </text:span><text:span text:style-name="T14">Header </text:span><text:span text:style-name="T19">header</text:span><text:span text:style-name="T13">;</text:span></text:p>
            <text:p text:style-name="P9"><text:span text:style-name="T12"><text:s text:c="4"/></text:span><text:span text:style-name="T17">@JsonProperty</text:span><text:span text:style-name="T14">(</text:span><text:span text:style-name="T1">"sRefID"</text:span><text:span text:style-name="T14">)</text:span></text:p>
            <text:p text:style-name="P9"><text:s text:c="4"/><text:span text:style-name="T17">@NotBlank</text:span><text:span text:style-name="T14">(</text:span><text:span text:style-name="T18">groups </text:span><text:span text:style-name="T14">= {InvoiceDetailsRequest.UpdateOrDeleteGrp.</text:span><text:span text:style-name="T13">class,</text:span></text:p>
            <text:p text:style-name="P9"><text:span text:style-name="T12"><text:s text:c="12"/></text:span><text:span text:style-name="T14">InvoiceDetailsRequest.UpdateGrp.</text:span><text:span text:style-name="T13">class, </text:span><text:span text:style-name="T14">InvoiceDetailsRequest.FetchGrp.</text:span><text:span text:style-name="T13">class</text:span><text:span text:style-name="T14">})</text:span></text:p>
            <text:p text:style-name="P9"><text:s text:c="4"/><text:span text:style-name="T13">private </text:span><text:span text:style-name="T14">String </text:span><text:span text:style-name="T19">refID</text:span><text:span text:style-name="T13">;</text:span></text:p>
            <text:p text:style-name="P9"><text:span text:style-name="T12"><text:s text:c="4"/></text:span><text:span text:style-name="T17">@JsonProperty</text:span><text:span text:style-name="T14">(</text:span><text:span text:style-name="T1">"oInvDtls"</text:span><text:span text:style-name="T14">)</text:span></text:p>
            <text:p text:style-name="P9"><text:s text:c="4"/><text:span text:style-name="T17">@NotNull</text:span><text:span text:style-name="T14">(</text:span><text:span text:style-name="T18">groups </text:span><text:span text:style-name="T14">= {InvoiceDetailsRequest.UpdateOrDeleteGrp.</text:span><text:span text:style-name="T13">class</text:span><text:span text:style-name="T14">})</text:span></text:p>
            <text:p text:style-name="P9"><text:soft-page-break/><text:s text:c="4"/><text:span text:style-name="T17">@Valid</text:span></text:p>
            <text:p text:style-name="P9"><text:span text:style-name="T16"><text:s text:c="4"/></text:span><text:span text:style-name="T13">private </text:span><text:span text:style-name="T14">InvoiceDetails </text:span><text:span text:style-name="T19">invoiceDetails</text:span><text:span text:style-name="T13">;</text:span></text:p>
            <text:p text:style-name="P9"><text:span text:style-name="T12"><text:s text:c="4"/></text:span><text:span text:style-name="T17">@JsonProperty</text:span><text:span text:style-name="T14">(</text:span><text:span text:style-name="T1">"aInvDtlsList"</text:span><text:span text:style-name="T14">)</text:span></text:p>
            <text:p text:style-name="P9"><text:s text:c="4"/><text:span text:style-name="T17">@NotNull</text:span><text:span text:style-name="T14">(</text:span><text:span text:style-name="T18">groups </text:span><text:span text:style-name="T14">= {InvoiceDetailsRequest.UpdateGrp.</text:span><text:span text:style-name="T13">class</text:span><text:span text:style-name="T14">})</text:span></text:p>
            <text:p text:style-name="P9"><text:s text:c="4"/><text:span text:style-name="T17">@Valid</text:span></text:p>
            <text:p text:style-name="P9"><text:span text:style-name="T16"><text:s text:c="4"/></text:span><text:span text:style-name="T13">private </text:span><text:span text:style-name="T14">List&lt;InvoiceDetails&gt; </text:span><text:span text:style-name="T19">invoiceDetailsList</text:span><text:span text:style-name="T13">;</text:span></text:p>
            <text:p text:style-name="P9"><text:span text:style-name="T12"><text:s text:c="4"/></text:span><text:span text:style-name="T13">public </text:span><text:span text:style-name="T14">Header </text:span><text:span text:style-name="T20">getHeader</text:span><text:span text:style-name="T14">() {</text:span></text:p>
            <text:p text:style-name="P9"><text:s text:c="8"/><text:span text:style-name="T13">return </text:span><text:span text:style-name="T19">header</text:span><text:span text:style-name="T13">;</text:span></text:p>
            <text:p text:style-name="P9"><text:span text:style-name="T12"><text:s text:c="4"/></text:span><text:span text:style-name="T14">}</text:span></text:p>
            <text:p text:style-name="P9"><text:s text:c="4"/><text:span text:style-name="T13">public void </text:span><text:span text:style-name="T20">setHeader</text:span><text:span text:style-name="T14">(Header header) {</text:span></text:p>
            <text:p text:style-name="P9"><text:s text:c="8"/><text:span text:style-name="T13">this</text:span><text:span text:style-name="T14">.</text:span><text:span text:style-name="T19">header </text:span><text:span text:style-name="T14">= header</text:span><text:span text:style-name="T13">;</text:span></text:p>
            <text:p text:style-name="P9"><text:span text:style-name="T12"><text:s text:c="4"/></text:span><text:span text:style-name="T14">}</text:span></text:p>
            <text:p text:style-name="P9"><text:s text:c="4"/><text:span text:style-name="T13">public </text:span><text:span text:style-name="T14">String </text:span><text:span text:style-name="T20">getRefID</text:span><text:span text:style-name="T14">() {</text:span></text:p>
            <text:p text:style-name="P9"><text:s text:c="8"/><text:span text:style-name="T13">return </text:span><text:span text:style-name="T19">refID</text:span><text:span text:style-name="T13">;</text:span></text:p>
            <text:p text:style-name="P9"><text:span text:style-name="T12"><text:s text:c="4"/></text:span><text:span text:style-name="T14">}</text:span></text:p>
            <text:p text:style-name="P9"><text:s text:c="4"/><text:span text:style-name="T13">public void </text:span><text:span text:style-name="T20">setRefID</text:span><text:span text:style-name="T14">(String refID) {</text:span></text:p>
            <text:p text:style-name="P9"><text:s text:c="8"/><text:span text:style-name="T13">this</text:span><text:span text:style-name="T14">.</text:span><text:span text:style-name="T19">refID </text:span><text:span text:style-name="T14">= refID</text:span><text:span text:style-name="T13">;</text:span></text:p>
            <text:p text:style-name="P9"><text:span text:style-name="T12"><text:s text:c="4"/></text:span><text:span text:style-name="T14">}</text:span></text:p>
            <text:p text:style-name="P9"><text:s text:c="4"/><text:span text:style-name="T13">public </text:span><text:span text:style-name="T14">InvoiceDetails </text:span><text:span text:style-name="T20">getInvoiceDetails</text:span><text:span text:style-name="T14">() {</text:span></text:p>
            <text:p text:style-name="P9"><text:s text:c="8"/><text:span text:style-name="T13">return </text:span><text:span text:style-name="T19">invoiceDetails</text:span><text:span text:style-name="T13">;</text:span></text:p>
            <text:p text:style-name="P9"><text:span text:style-name="T12"><text:s text:c="4"/></text:span><text:span text:style-name="T14">}</text:span></text:p>
            <text:p text:style-name="P9"><text:s text:c="4"/><text:span text:style-name="T13">public void </text:span><text:span text:style-name="T20">setInvoiceDetails</text:span><text:span text:style-name="T14">(InvoiceDetails invoiceDetails) {</text:span></text:p>
            <text:p text:style-name="P9"><text:s text:c="8"/><text:span text:style-name="T13">this</text:span><text:span text:style-name="T14">.</text:span><text:span text:style-name="T19">invoiceDetails </text:span><text:span text:style-name="T14">= invoiceDetails</text:span><text:span text:style-name="T13">;</text:span></text:p>
            <text:p text:style-name="P9"><text:span text:style-name="T12"><text:s text:c="4"/></text:span><text:span text:style-name="T14">}</text:span></text:p>
            <text:p text:style-name="P9"><text:s text:c="4"/><text:span text:style-name="T13">public </text:span><text:span text:style-name="T14">List&lt;InvoiceDetails&gt; </text:span><text:span text:style-name="T20">getInvoiceDetailsList</text:span><text:span text:style-name="T14">() {</text:span></text:p>
            <text:p text:style-name="P9"><text:s text:c="8"/><text:span text:style-name="T13">return </text:span><text:span text:style-name="T19">invoiceDetailsList</text:span><text:span text:style-name="T13">;</text:span></text:p>
            <text:p text:style-name="P9"><text:span text:style-name="T12"><text:s text:c="4"/></text:span><text:span text:style-name="T14">}</text:span></text:p>
            <text:p text:style-name="P9"><text:s text:c="4"/><text:span text:style-name="T13">public void </text:span><text:span text:style-name="T20">setInvoiceDetailsList</text:span><text:span text:style-name="T14">(List&lt;InvoiceDetails&gt; invoiceDetailsList) {</text:span></text:p>
            <text:p text:style-name="P9"><text:s text:c="8"/><text:span text:style-name="T13">this</text:span><text:span text:style-name="T14">.</text:span><text:span text:style-name="T19">invoiceDetailsList </text:span><text:span text:style-name="T14">= invoiceDetailsList</text:span><text:span text:style-name="T13">;</text:span></text:p>
            <text:p text:style-name="P9"><text:span text:style-name="T12"><text:s text:c="4"/></text:span><text:span text:style-name="T14">}</text:span></text:p>
            <text:p text:style-name="P9"><text:s text:c="4"/><text:span text:style-name="T17">@Override</text:span></text:p>
            <text:p text:style-name="P9"><text:span text:style-name="T16"><text:s text:c="4"/></text:span><text:span text:style-name="T13">public </text:span><text:span text:style-name="T14">String </text:span><text:span text:style-name="T20">toString</text:span><text:span text:style-name="T14">() {</text:span></text:p>
            <text:p text:style-name="P9"><text:s text:c="8"/><text:span text:style-name="T14">StringBuilder builder = </text:span><text:span text:style-name="T13">new </text:span><text:span text:style-name="T14">StringBuilder()</text:span><text:span text:style-name="T13">;</text:span></text:p>
            <text:p text:style-name="P9"><text:span text:style-name="T12"><text:s text:c="8"/></text:span><text:span text:style-name="T14">builder.append(</text:span><text:span text:style-name="T1">"InvoiceDetailsRequest [header="</text:span><text:span text:style-name="T14">)</text:span><text:span text:style-name="T13">;</text:span></text:p>
            <text:p text:style-name="P9"><text:span text:style-name="T12"><text:s text:c="8"/></text:span><text:span text:style-name="T14">builder.append(</text:span><text:span text:style-name="T19">header</text:span><text:span text:style-name="T14">)</text:span><text:span text:style-name="T13">;</text:span></text:p>
            <text:p text:style-name="P9"><text:span text:style-name="T12"><text:s text:c="8"/></text:span><text:span text:style-name="T14">builder.append(</text:span><text:span text:style-name="T1">", refID="</text:span><text:span text:style-name="T14">)</text:span><text:span text:style-name="T13">;</text:span></text:p>
            <text:p text:style-name="P9"><text:span text:style-name="T12"><text:s text:c="8"/></text:span><text:span text:style-name="T14">builder.append(</text:span><text:span text:style-name="T19">refID</text:span><text:span text:style-name="T14">)</text:span><text:span text:style-name="T13">;</text:span></text:p>
            <text:p text:style-name="P9"><text:span text:style-name="T12"><text:s text:c="8"/></text:span><text:span text:style-name="T14">builder.append(</text:span><text:span text:style-name="T1">", invoiceDetails="</text:span><text:span text:style-name="T14">)</text:span><text:span text:style-name="T13">;</text:span></text:p>
            <text:p text:style-name="P9"><text:span text:style-name="T12"><text:s text:c="8"/></text:span><text:span text:style-name="T14">builder.append(</text:span><text:span text:style-name="T19">invoiceDetails</text:span><text:span text:style-name="T14">)</text:span><text:span text:style-name="T13">;</text:span></text:p>
            <text:p text:style-name="P9"><text:span text:style-name="T12"><text:s text:c="8"/></text:span><text:span text:style-name="T14">builder.append(</text:span><text:span text:style-name="T1">"]"</text:span><text:span text:style-name="T14">)</text:span><text:span text:style-name="T13">;</text:span></text:p>
            <text:p text:style-name="P9"><text:span text:style-name="T12"><text:s text:c="8"/></text:span><text:span text:style-name="T13">return </text:span><text:span text:style-name="T14">builder.toString()</text:span><text:span text:style-name="T13">;</text:span></text:p>
            <text:p text:style-name="P9"><text:span text:style-name="T12"><text:s text:c="4"/></text:span><text:span text:style-name="T14">}</text:span></text:p>
            <text:p text:style-name="P9"><text:s text:c="4"/><text:span text:style-name="T17">@Override</text:span></text:p>
            <text:p text:style-name="P9"><text:span text:style-name="T16"><text:s text:c="4"/></text:span><text:span text:style-name="T13">public int </text:span><text:span text:style-name="T20">hashCode</text:span><text:span text:style-name="T14">() {</text:span></text:p>
            <text:p text:style-name="P9"><text:s text:c="8"/><text:span text:style-name="T13">final int </text:span><text:span text:style-name="T14">prime = </text:span><text:span text:style-name="T22">31</text:span><text:span text:style-name="T13">;</text:span></text:p>
            <text:p text:style-name="P9"><text:span text:style-name="T12"><text:s text:c="8"/></text:span><text:span text:style-name="T13">int </text:span><text:span text:style-name="T14">result = </text:span><text:span text:style-name="T22">1</text:span><text:span text:style-name="T13">;</text:span></text:p>
            <text:p text:style-name="P9"><text:span text:style-name="T12"><text:s text:c="8"/></text:span><text:span text:style-name="T14">result = prime * result + ((</text:span><text:span text:style-name="T19">header </text:span><text:span text:style-name="T14">== </text:span><text:span text:style-name="T13">null</text:span><text:span text:style-name="T14">) ? </text:span><text:span text:style-name="T22">0 </text:span><text:span text:style-name="T14">: </text:span><text:span text:style-name="T19">header</text:span><text:span text:style-name="T14">.hashCode())</text:span><text:span text:style-name="T13">;</text:span></text:p>
            <text:p text:style-name="P9"><text:span text:style-name="T12"><text:s text:c="8"/></text:span><text:span text:style-name="T14">result = prime * result</text:span></text:p>
            <text:p text:style-name="P9"><text:s text:c="16"/><text:span text:style-name="T14">+ ((</text:span><text:span text:style-name="T19">invoiceDetails </text:span><text:span text:style-name="T14">== </text:span><text:soft-page-break/><text:span text:style-name="T13">null</text:span><text:span text:style-name="T14">) ? </text:span><text:span text:style-name="T22">0 </text:span><text:span text:style-name="T14">: </text:span><text:span text:style-name="T19">invoiceDetails</text:span><text:span text:style-name="T14">.hashCode())</text:span><text:span text:style-name="T13">;</text:span></text:p>
            <text:p text:style-name="P9"><text:span text:style-name="T12"><text:s text:c="8"/></text:span><text:span text:style-name="T14">result = prime * result + ((</text:span><text:span text:style-name="T19">refID </text:span><text:span text:style-name="T14">== </text:span><text:span text:style-name="T13">null</text:span><text:span text:style-name="T14">) ? </text:span><text:span text:style-name="T22">0 </text:span><text:span text:style-name="T14">: </text:span><text:span text:style-name="T19">refID</text:span><text:span text:style-name="T14">.hashCode())</text:span><text:span text:style-name="T13">;</text:span></text:p>
            <text:p text:style-name="P9"><text:span text:style-name="T12"><text:s text:c="8"/></text:span><text:span text:style-name="T13">return </text:span><text:span text:style-name="T14">result</text:span><text:span text:style-name="T13">;</text:span></text:p>
            <text:p text:style-name="P9"><text:span text:style-name="T12"><text:s text:c="4"/></text:span><text:span text:style-name="T14">}</text:span></text:p>
            <text:p text:style-name="P9"><text:s text:c="4"/><text:span text:style-name="T17">@Override</text:span></text:p>
            <text:p text:style-name="P9"><text:span text:style-name="T16"><text:s text:c="4"/></text:span><text:span text:style-name="T13">public boolean </text:span><text:span text:style-name="T20">equals</text:span><text:span text:style-name="T14">(Object obj) {</text:span></text:p>
            <text:p text:style-name="P9"><text:s text:c="8"/><text:span text:style-name="T13">if </text:span><text:span text:style-name="T14">(</text:span><text:span text:style-name="T13">this </text:span><text:span text:style-name="T14">== obj)</text:span></text:p>
            <text:p text:style-name="P9"><text:s text:c="12"/><text:span text:style-name="T13">return true;</text:span></text:p>
            <text:p text:style-name="P9"><text:span text:style-name="T12"><text:s text:c="8"/></text:span><text:span text:style-name="T13">if </text:span><text:span text:style-name="T14">(obj == </text:span><text:span text:style-name="T13">null</text:span><text:span text:style-name="T14">)</text:span></text:p>
            <text:p text:style-name="P9"><text:s text:c="12"/><text:span text:style-name="T13">return false;</text:span></text:p>
            <text:p text:style-name="P9"><text:span text:style-name="T12"><text:s text:c="8"/></text:span><text:span text:style-name="T13">if </text:span><text:span text:style-name="T14">(!(obj </text:span><text:span text:style-name="T13">instanceof </text:span><text:span text:style-name="T14">InvoiceDetailsRequest))</text:span></text:p>
            <text:p text:style-name="P9"><text:s text:c="12"/><text:span text:style-name="T13">return false;</text:span></text:p>
            <text:p text:style-name="P9"><text:span text:style-name="T12"><text:s text:c="8"/></text:span><text:span text:style-name="T14">InvoiceDetailsRequest other = (InvoiceDetailsRequest) obj</text:span><text:span text:style-name="T13">;</text:span></text:p>
            <text:p text:style-name="P9"><text:span text:style-name="T12"><text:s text:c="8"/></text:span><text:span text:style-name="T13">if </text:span><text:span text:style-name="T14">(</text:span><text:span text:style-name="T19">header </text:span><text:span text:style-name="T14">== </text:span><text:span text:style-name="T13">null</text:span><text:span text:style-name="T14">) {</text:span></text:p>
            <text:p text:style-name="P9"><text:s text:c="12"/><text:span text:style-name="T13">if </text:span><text:span text:style-name="T14">(other.</text:span><text:span text:style-name="T19">header </text:span><text:span text:style-name="T14">!= </text:span><text:span text:style-name="T13">null</text:span><text:span text:style-name="T14">)</text:span></text:p>
            <text:p text:style-name="P9"><text:s text:c="16"/><text:span text:style-name="T13">return false;</text:span></text:p>
            <text:p text:style-name="P9"><text:span text:style-name="T12"><text:s text:c="8"/></text:span><text:span text:style-name="T14">} </text:span><text:span text:style-name="T13">else if </text:span><text:span text:style-name="T14">(!</text:span><text:span text:style-name="T19">header</text:span><text:span text:style-name="T14">.equals(other.</text:span><text:span text:style-name="T19">header</text:span><text:span text:style-name="T14">))</text:span></text:p>
            <text:p text:style-name="P9"><text:s text:c="12"/><text:span text:style-name="T13">return false;</text:span></text:p>
            <text:p text:style-name="P9"><text:span text:style-name="T12"><text:s text:c="8"/></text:span><text:span text:style-name="T13">if </text:span><text:span text:style-name="T14">(</text:span><text:span text:style-name="T19">invoiceDetails </text:span><text:span text:style-name="T14">== </text:span><text:span text:style-name="T13">null</text:span><text:span text:style-name="T14">) {</text:span></text:p>
            <text:p text:style-name="P9"><text:s text:c="12"/><text:span text:style-name="T13">if </text:span><text:span text:style-name="T14">(other.</text:span><text:span text:style-name="T19">invoiceDetails </text:span><text:span text:style-name="T14">!= </text:span><text:span text:style-name="T13">null</text:span><text:span text:style-name="T14">)</text:span></text:p>
            <text:p text:style-name="P9"><text:s text:c="16"/><text:span text:style-name="T13">return false;</text:span></text:p>
            <text:p text:style-name="P9"><text:span text:style-name="T12"><text:s text:c="8"/></text:span><text:span text:style-name="T14">} </text:span><text:span text:style-name="T13">else if </text:span><text:span text:style-name="T14">(!</text:span><text:span text:style-name="T19">invoiceDetails</text:span><text:span text:style-name="T14">.equals(other.</text:span><text:span text:style-name="T19">invoiceDetails</text:span><text:span text:style-name="T14">))</text:span></text:p>
            <text:p text:style-name="P9"><text:s text:c="12"/><text:span text:style-name="T13">return false;</text:span></text:p>
            <text:p text:style-name="P9"><text:span text:style-name="T12"><text:s text:c="8"/></text:span><text:span text:style-name="T13">if </text:span><text:span text:style-name="T14">(</text:span><text:span text:style-name="T19">refID </text:span><text:span text:style-name="T14">== </text:span><text:span text:style-name="T13">null</text:span><text:span text:style-name="T14">) {</text:span></text:p>
            <text:p text:style-name="P9"><text:s text:c="12"/><text:span text:style-name="T13">if </text:span><text:span text:style-name="T14">(other.</text:span><text:span text:style-name="T19">refID </text:span><text:span text:style-name="T14">!= </text:span><text:span text:style-name="T13">null</text:span><text:span text:style-name="T14">)</text:span></text:p>
            <text:p text:style-name="P9"><text:s text:c="16"/><text:span text:style-name="T13">return false;</text:span></text:p>
            <text:p text:style-name="P9"><text:span text:style-name="T12"><text:s text:c="8"/></text:span><text:span text:style-name="T14">} </text:span><text:span text:style-name="T13">else if </text:span><text:span text:style-name="T14">(!</text:span><text:span text:style-name="T19">refID</text:span><text:span text:style-name="T14">.equals(other.</text:span><text:span text:style-name="T19">refID</text:span><text:span text:style-name="T14">))</text:span></text:p>
            <text:p text:style-name="P9"><text:s text:c="12"/><text:span text:style-name="T13">return false;</text:span></text:p>
            <text:p text:style-name="P13"><text:s text:c="8"/><text:span text:style-name="T14">return true;</text:span></text:p>
            <text:p text:style-name="P9"><text:span text:style-name="T12"><text:s text:c="4"/></text:span><text:span text:style-name="T14">}</text:span></text:p>
            <text:p text:style-name="P9"><text:s text:c="4"/><text:span text:style-name="T13">public interface </text:span><text:span text:style-name="T14">UpdateOrDeleteGrp {</text:span></text:p>
            <text:p text:style-name="P9"><text:s text:c="4"/><text:span text:style-name="T14">}</text:span></text:p>
            <text:p text:style-name="P9"><text:s text:c="4"/><text:span text:style-name="T13">public interface </text:span><text:span text:style-name="T14">UpdateGrp{</text:span></text:p>
            <text:p text:style-name="P9"><text:s text:c="4"/><text:span text:style-name="T14">}</text:span></text:p>
            <text:p text:style-name="P9"><text:s text:c="4"/><text:span text:style-name="T13">public interface </text:span><text:span text:style-name="T14">FetchGrp{</text:span></text:p>
            <text:p text:style-name="P9"><text:s text:c="4"/><text:span text:style-name="T14">}</text:span></text:p>
            <text:p text:style-name="P16">}</text:p>
            <text:p text:style-name="P14"/>
          </table:table-cell>
          <table:table-cell table:style-name="Table2.B2" office:value-type="string">
            <text:p text:style-name="P10"><text:span text:style-name="T12">public class </text:span>GenericResponse {</text:p>
            <text:p text:style-name="P9"><text:s text:c="4"/><text:span text:style-name="T17">@JsonProperty</text:span><text:span text:style-name="T14">(</text:span><text:span text:style-name="T1">"status"</text:span><text:span text:style-name="T14">)</text:span></text:p>
            <text:p text:style-name="P9"><text:s text:c="4"/><text:span text:style-name="T13">private </text:span><text:span text:style-name="T14">String </text:span><text:span text:style-name="T19">status</text:span><text:span text:style-name="T13">;</text:span></text:p>
            <text:p text:style-name="P9"><text:span text:style-name="T12"><text:s text:c="4"/></text:span><text:span text:style-name="T17">@JsonProperty</text:span><text:span text:style-name="T14">(</text:span><text:span text:style-name="T1">"sResponseMessage"</text:span><text:span text:style-name="T14">)</text:span></text:p>
            <text:p text:style-name="P9"><text:s text:c="4"/><text:span text:style-name="T13">private </text:span><text:span text:style-name="T14">String </text:span><text:span text:style-name="T19">responseMessage</text:span><text:span text:style-name="T13">;</text:span></text:p>
            <text:p text:style-name="P9"><text:span text:style-name="T12"><text:s text:c="4"/></text:span><text:span text:style-name="T17">@JsonProperty</text:span><text:span text:style-name="T14">(</text:span><text:span text:style-name="T1">"bIsApplicable"</text:span><text:span text:style-name="T14">)</text:span></text:p>
            <text:p text:style-name="P9"><text:s text:c="4"/><text:span text:style-name="T13">private boolean </text:span><text:span text:style-name="T19">isApplicable</text:span><text:span text:style-name="T13">;</text:span></text:p>
            <text:p text:style-name="P9"><text:span text:style-name="T12"><text:s text:c="4"/></text:span><text:span text:style-name="T17">@JsonProperty</text:span><text:span text:style-name="T14">(</text:span><text:span text:style-name="T1">"sFinalApplicationStatus"</text:span><text:span text:style-name="T14">)</text:span></text:p>
            <text:p text:style-name="P9"><text:s text:c="4"/><text:span text:style-name="T13">private </text:span><text:span text:style-name="T14">String </text:span><text:span text:style-name="T19">finalApplicationStatus</text:span><text:span text:style-name="T13">;</text:span></text:p>
            <text:p text:style-name="P9"><text:span text:style-name="T12"><text:s text:c="4"/></text:span><text:span text:style-name="T17">@JsonProperty</text:span><text:span text:style-name="T14">(</text:span><text:span text:style-name="T1">"sCreditStatus"</text:span><text:span text:style-name="T14">)</text:span></text:p>
            <text:p text:style-name="P9"><text:s text:c="4"/><text:span text:style-name="T13">private </text:span><text:span text:style-name="T14">String </text:span><text:span text:style-name="T19">creditStatus</text:span><text:span text:style-name="T13">;</text:span></text:p>
            <text:p text:style-name="P9"><text:span text:style-name="T12"><text:s text:c="4"/></text:span><text:span text:style-name="T17">@JsonProperty</text:span><text:span text:style-name="T14">(</text:span><text:span text:style-name="T1">"sCurrentStageId"</text:span><text:span text:style-name="T14">)</text:span></text:p>
            <text:p text:style-name="P9"><text:s text:c="4"/><text:span text:style-name="T13">private </text:span><text:span text:style-name="T14">String </text:span><text:span text:style-name="T19">currentStatgeId</text:span><text:span text:style-name="T13">;</text:span></text:p>
            <text:p text:style-name="P9"><text:span text:style-name="T12"><text:s text:c="4"/></text:span><text:span text:style-name="T17">@JsonProperty</text:span><text:span text:style-name="T14">(</text:span><text:span text:style-name="T1">"sKgApproveKey"</text:span><text:span text:style-name="T14">)</text:span></text:p>
            <text:p text:style-name="P9"><text:s text:c="4"/><text:span text:style-name="T13">private </text:span><text:span text:style-name="T14">String </text:span><text:span text:style-name="T19">kgApproveKey</text:span><text:span text:style-name="T13">;</text:span></text:p>
            <text:p text:style-name="P9"><text:span text:style-name="T12"><text:s text:c="4"/></text:span><text:span text:style-name="T13">public static </text:span><text:span text:style-name="T14">Builder </text:span><text:span text:style-name="T20">getbuilder</text:span><text:span text:style-name="T14">() {</text:span></text:p>
            <text:p text:style-name="P9"><text:s text:c="8"/><text:span text:style-name="T13">return new </text:span><text:span text:style-name="T14">Builder()</text:span><text:span text:style-name="T13">;</text:span></text:p>
            <text:p text:style-name="P9"><text:soft-page-break/><text:span text:style-name="T12"><text:s text:c="4"/></text:span><text:span text:style-name="T14">}</text:span></text:p>
            <text:p text:style-name="P9"><text:s text:c="4"/><text:span text:style-name="T13">public </text:span><text:span text:style-name="T14">String </text:span><text:span text:style-name="T20">getStatus</text:span><text:span text:style-name="T14">() {</text:span></text:p>
            <text:p text:style-name="P9"><text:s text:c="8"/><text:span text:style-name="T13">return </text:span><text:span text:style-name="T19">status</text:span><text:span text:style-name="T13">;</text:span></text:p>
            <text:p text:style-name="P9"><text:span text:style-name="T12"><text:s text:c="4"/></text:span><text:span text:style-name="T14">}</text:span></text:p>
            <text:p text:style-name="P9"><text:s text:c="4"/><text:span text:style-name="T13">public void </text:span><text:span text:style-name="T20">setStatus</text:span><text:span text:style-name="T14">(String status) {</text:span></text:p>
            <text:p text:style-name="P9"><text:s text:c="8"/><text:span text:style-name="T13">this</text:span><text:span text:style-name="T14">.</text:span><text:span text:style-name="T19">status </text:span><text:span text:style-name="T14">= status</text:span><text:span text:style-name="T13">;</text:span></text:p>
            <text:p text:style-name="P9"><text:span text:style-name="T12"><text:s text:c="4"/></text:span><text:span text:style-name="T14">}</text:span></text:p>
            <text:p text:style-name="P9"><text:s text:c="4"/><text:span text:style-name="T13">public </text:span><text:span text:style-name="T14">String </text:span><text:span text:style-name="T20">getResponseMessage</text:span><text:span text:style-name="T14">() {</text:span></text:p>
            <text:p text:style-name="P9"><text:s text:c="8"/><text:span text:style-name="T13">return </text:span><text:span text:style-name="T19">responseMessage</text:span><text:span text:style-name="T13">;</text:span></text:p>
            <text:p text:style-name="P9"><text:span text:style-name="T12"><text:s text:c="4"/></text:span><text:span text:style-name="T14">}</text:span></text:p>
            <text:p text:style-name="P9"><text:s text:c="4"/><text:span text:style-name="T13">public void </text:span><text:span text:style-name="T20">setResponseMessage</text:span><text:span text:style-name="T14">(String responseMessage) {</text:span></text:p>
            <text:p text:style-name="P9"><text:s text:c="8"/><text:span text:style-name="T13">this</text:span><text:span text:style-name="T14">.</text:span><text:span text:style-name="T19">responseMessage </text:span><text:span text:style-name="T14">= responseMessage</text:span><text:span text:style-name="T13">;</text:span></text:p>
            <text:p text:style-name="P9"><text:span text:style-name="T12"><text:s text:c="4"/></text:span><text:span text:style-name="T14">}</text:span></text:p>
            <text:p text:style-name="P9"><text:s text:c="4"/><text:span text:style-name="T13">public boolean </text:span><text:span text:style-name="T20">isApplicable</text:span><text:span text:style-name="T14">() {</text:span></text:p>
            <text:p text:style-name="P9"><text:s text:c="8"/><text:span text:style-name="T13">return </text:span><text:span text:style-name="T19">isApplicable</text:span><text:span text:style-name="T13">;</text:span></text:p>
            <text:p text:style-name="P9"><text:span text:style-name="T12"><text:s text:c="4"/></text:span><text:span text:style-name="T14">}</text:span></text:p>
            <text:p text:style-name="P9"><text:s text:c="4"/><text:span text:style-name="T13">public void </text:span><text:span text:style-name="T20">setApplicable</text:span><text:span text:style-name="T14">(</text:span><text:span text:style-name="T13">boolean </text:span><text:span text:style-name="T14">applicable) {</text:span></text:p>
            <text:p text:style-name="P9"><text:s text:c="8"/><text:span text:style-name="T19">isApplicable </text:span><text:span text:style-name="T14">= applicable</text:span><text:span text:style-name="T13">;</text:span></text:p>
            <text:p text:style-name="P9"><text:span text:style-name="T12"><text:s text:c="4"/></text:span><text:span text:style-name="T14">}</text:span></text:p>
            <text:p text:style-name="P9"><text:s text:c="4"/><text:span text:style-name="T13">public </text:span><text:span text:style-name="T14">String </text:span><text:span text:style-name="T20">getKgApproveKey</text:span><text:span text:style-name="T14">() { </text:span><text:span text:style-name="T13">return </text:span><text:span text:style-name="T19">kgApproveKey</text:span><text:span text:style-name="T13">; </text:span><text:span text:style-name="T14">}</text:span></text:p>
            <text:p text:style-name="P9"><text:s text:c="4"/><text:span text:style-name="T13">public void </text:span><text:span text:style-name="T20">setKgApproveKey</text:span><text:span text:style-name="T14">(String kgApproveKey) { </text:span><text:span text:style-name="T13">this</text:span><text:span text:style-name="T14">.</text:span><text:span text:style-name="T19">kgApproveKey </text:span><text:span text:style-name="T14">= kgApproveKey</text:span><text:span text:style-name="T13">; </text:span><text:span text:style-name="T14">}</text:span></text:p>
            <text:p text:style-name="P9"><text:s text:c="4"/><text:span text:style-name="T17">@Override</text:span></text:p>
            <text:p text:style-name="P9"><text:span text:style-name="T16"><text:s text:c="4"/></text:span><text:span text:style-name="T13">public boolean </text:span><text:span text:style-name="T20">equals</text:span><text:span text:style-name="T14">(Object o) {</text:span></text:p>
            <text:p text:style-name="P9"><text:s text:c="8"/><text:span text:style-name="T13">if </text:span><text:span text:style-name="T14">(</text:span><text:span text:style-name="T13">this </text:span><text:span text:style-name="T14">== o) </text:span><text:span text:style-name="T13">return true;</text:span></text:p>
            <text:p text:style-name="P9"><text:span text:style-name="T12"><text:s text:c="8"/></text:span><text:span text:style-name="T13">if </text:span><text:span text:style-name="T14">(!(o </text:span><text:span text:style-name="T13">instanceof </text:span><text:span text:style-name="T14">GenericResponse)) </text:span><text:span text:style-name="T13">return false;</text:span></text:p>
            <text:p text:style-name="P9"><text:span text:style-name="T12"><text:s text:c="8"/></text:span><text:span text:style-name="T14">GenericResponse that = (GenericResponse) o</text:span><text:span text:style-name="T13">;</text:span></text:p>
            <text:p text:style-name="P9"><text:span text:style-name="T12"><text:s text:c="8"/></text:span><text:span text:style-name="T13">return </text:span><text:span text:style-name="T14">Objects.</text:span><text:span text:style-name="T15">equals</text:span><text:span text:style-name="T14">(</text:span><text:span text:style-name="T19">status</text:span><text:span text:style-name="T13">, </text:span><text:span text:style-name="T14">that.</text:span><text:span text:style-name="T19">status</text:span><text:span text:style-name="T14">)</text:span><text:span text:style-name="T13">;</text:span></text:p>
            <text:p text:style-name="P9"><text:span text:style-name="T12"><text:s text:c="4"/></text:span><text:span text:style-name="T14">}</text:span></text:p>
            <text:p text:style-name="P9"><text:s text:c="4"/><text:span text:style-name="T17">@Override</text:span></text:p>
            <text:p text:style-name="P9"><text:span text:style-name="T16"><text:s text:c="4"/></text:span><text:span text:style-name="T13">public int </text:span><text:span text:style-name="T20">hashCode</text:span><text:span text:style-name="T14">() {</text:span></text:p>
            <text:p text:style-name="P9"><text:s text:c="8"/><text:span text:style-name="T13">return </text:span><text:span text:style-name="T14">Objects.</text:span><text:span text:style-name="T15">hash</text:span><text:span text:style-name="T14">(</text:span><text:span text:style-name="T19">status</text:span><text:span text:style-name="T14">)</text:span><text:span text:style-name="T13">;</text:span></text:p>
            <text:p text:style-name="P9"><text:span text:style-name="T12"><text:s text:c="4"/></text:span><text:span text:style-name="T14">}</text:span></text:p>
            <text:p text:style-name="P9"><text:s text:c="4"/><text:span text:style-name="T17">@Override</text:span></text:p>
            <text:p text:style-name="P9"><text:span text:style-name="T16"><text:s text:c="4"/></text:span><text:span text:style-name="T13">public </text:span><text:span text:style-name="T14">String </text:span><text:span text:style-name="T20">toString</text:span><text:span text:style-name="T14">() {</text:span></text:p>
            <text:p text:style-name="P9"><text:s text:c="8"/><text:span text:style-name="T13">return new </text:span><text:span text:style-name="T14">ToStringBuilder(</text:span><text:span text:style-name="T13">this</text:span><text:span text:style-name="T14">)</text:span></text:p>
            <text:p text:style-name="P9"><text:s text:c="16"/><text:span text:style-name="T14">.append(</text:span><text:span text:style-name="T1">"status"</text:span><text:span text:style-name="T13">, </text:span><text:span text:style-name="T19">status</text:span><text:span text:style-name="T14">)</text:span></text:p>
            <text:p text:style-name="P9"><text:s text:c="16"/><text:span text:style-name="T14">.toString()</text:span><text:span text:style-name="T13">;</text:span></text:p>
            <text:p text:style-name="P9"><text:span text:style-name="T12"><text:s text:c="4"/></text:span><text:span text:style-name="T14">}</text:span></text:p>
            <text:p text:style-name="P9"><text:s text:c="4"/><text:span text:style-name="T13">public </text:span><text:span text:style-name="T14">String </text:span><text:span text:style-name="T20">getCreditStatus</text:span><text:span text:style-name="T14">() {</text:span></text:p>
            <text:p text:style-name="P9"><text:s text:c="8"/><text:span text:style-name="T13">return </text:span><text:span text:style-name="T19">creditStatus</text:span><text:span text:style-name="T13">;</text:span></text:p>
            <text:p text:style-name="P9"><text:span text:style-name="T12"><text:s text:c="4"/></text:span><text:span text:style-name="T14">}</text:span></text:p>
            <text:p text:style-name="P9"><text:s text:c="4"/><text:span text:style-name="T13">public void </text:span><text:span text:style-name="T20">setCreditStatus</text:span><text:span text:style-name="T14">(String creditStatus) {</text:span></text:p>
            <text:p text:style-name="P9"><text:s text:c="8"/><text:span text:style-name="T13">this</text:span><text:span text:style-name="T14">.</text:span><text:span text:style-name="T19">creditStatus </text:span><text:span text:style-name="T14">= creditStatus</text:span><text:span text:style-name="T13">;</text:span></text:p>
            <text:p text:style-name="P9"><text:span text:style-name="T12"><text:s text:c="4"/></text:span><text:span text:style-name="T14">}</text:span></text:p>
            <text:p text:style-name="P9"><text:s text:c="4"/><text:span text:style-name="T13">public </text:span><text:span text:style-name="T14">String </text:span><text:span text:style-name="T20">getFinalApplicationStatus</text:span><text:span text:style-name="T14">() {</text:span></text:p>
            <text:p text:style-name="P9"><text:s text:c="8"/><text:span text:style-name="T13">return </text:span><text:span text:style-name="T19">finalApplicationStatus</text:span><text:span text:style-name="T13">;</text:span></text:p>
            <text:p text:style-name="P9"><text:span text:style-name="T12"><text:s text:c="4"/></text:span><text:span text:style-name="T14">}</text:span></text:p>
            <text:p text:style-name="P9"><text:s text:c="4"/><text:span text:style-name="T13">public void </text:span><text:span text:style-name="T20">setFinalApplicationStatus</text:span><text:span text:style-name="T14">(String finalApplicationStatus) {</text:span></text:p>
            <text:p text:style-name="P9"><text:s text:c="8"/><text:span text:style-name="T13">this</text:span><text:span text:style-name="T14">.</text:span><text:span text:style-name="T19">finalApplicationStatus </text:span><text:span text:style-name="T14">= finalApplicationStatus</text:span><text:span text:style-name="T13">;</text:span></text:p>
            <text:p text:style-name="P9"><text:span text:style-name="T12"><text:s text:c="4"/></text:span><text:span text:style-name="T14">}</text:span></text:p>
            <text:p text:style-name="P9"><text:soft-page-break/><text:s text:c="4"/><text:span text:style-name="T13">public </text:span><text:span text:style-name="T14">String </text:span><text:span text:style-name="T20">getCurrentStatgeId</text:span><text:span text:style-name="T14">() {</text:span></text:p>
            <text:p text:style-name="P9"><text:s text:c="8"/><text:span text:style-name="T13">return </text:span><text:span text:style-name="T19">currentStatgeId</text:span><text:span text:style-name="T13">;</text:span></text:p>
            <text:p text:style-name="P9"><text:span text:style-name="T12"><text:s text:c="4"/></text:span><text:span text:style-name="T14">}</text:span></text:p>
            <text:p text:style-name="P9"><text:s text:c="4"/><text:span text:style-name="T13">public void </text:span><text:span text:style-name="T20">setCurrentStatgeId</text:span><text:span text:style-name="T14">(String currentStatgeId) {</text:span></text:p>
            <text:p text:style-name="P9"><text:s text:c="8"/><text:span text:style-name="T13">this</text:span><text:span text:style-name="T14">.</text:span><text:span text:style-name="T19">currentStatgeId </text:span><text:span text:style-name="T14">= currentStatgeId</text:span><text:span text:style-name="T13">;</text:span></text:p>
            <text:p text:style-name="P9"><text:span text:style-name="T12"><text:s text:c="4"/></text:span><text:span text:style-name="T14">}</text:span></text:p>
            <text:p text:style-name="P9"><text:s text:c="4"/><text:span text:style-name="T13">public static class </text:span><text:span text:style-name="T14">Builder {</text:span></text:p>
            <text:p text:style-name="P9"><text:s text:c="8"/><text:span text:style-name="T14">GenericResponse </text:span><text:span text:style-name="T19">genericResponse </text:span><text:span text:style-name="T14">= </text:span><text:span text:style-name="T13">new </text:span><text:span text:style-name="T14">GenericResponse()</text:span><text:span text:style-name="T13">;</text:span></text:p>
            <text:p text:style-name="P9"><text:span text:style-name="T12"><text:s text:c="8"/></text:span><text:span text:style-name="T13">public </text:span><text:span text:style-name="T14">GenericResponse </text:span><text:span text:style-name="T20">build</text:span><text:span text:style-name="T14">() {</text:span></text:p>
            <text:p text:style-name="P9"><text:s text:c="12"/><text:span text:style-name="T13">return this</text:span><text:span text:style-name="T14">.</text:span><text:span text:style-name="T19">genericResponse</text:span><text:span text:style-name="T13">;</text:span></text:p>
            <text:p text:style-name="P9"><text:span text:style-name="T12"><text:s text:c="8"/></text:span><text:span text:style-name="T14">}</text:span></text:p>
            <text:p text:style-name="P9"><text:s text:c="8"/><text:span text:style-name="T13">public </text:span><text:span text:style-name="T14">Builder </text:span><text:span text:style-name="T20">status</text:span><text:span text:style-name="T14">(String status) {</text:span></text:p>
            <text:p text:style-name="P9"><text:s text:c="12"/><text:span text:style-name="T13">this</text:span><text:span text:style-name="T14">.</text:span><text:span text:style-name="T19">genericResponse</text:span><text:span text:style-name="T14">.</text:span><text:span text:style-name="T19">status </text:span><text:span text:style-name="T14">= status</text:span><text:span text:style-name="T13">;</text:span></text:p>
            <text:p text:style-name="P13"><text:s text:c="12"/><text:span text:style-name="T14">return this;</text:span></text:p>
            <text:p text:style-name="P9"><text:span text:style-name="T12"><text:s text:c="8"/></text:span><text:span text:style-name="T14">}</text:span></text:p>
            <text:p text:style-name="P9"><text:s text:c="4"/><text:span text:style-name="T14">}</text:span></text:p>
            <text:p text:style-name="P16">}</text:p>
            <text:p text:style-name="P14"/>
          </table:table-cell>
        </table:table-row>
      </table:table>
      <text:p text:style-name="P1"/>
      <text:p text:style-name="P1"/>
      <text:p text:style-name="P1"/>
      <text:p text:style-name="P12"><text:span text:style-name="T12">public class </text:span>InvoiceDetails {</text:p>
      <text:p text:style-name="P9"><text:s text:c="4"/><text:span text:style-name="T17">@JsonProperty</text:span><text:span text:style-name="T14">(</text:span><text:span text:style-name="T1">"sInvNumber"</text:span><text:span text:style-name="T14">)</text:span></text:p>
      <text:p text:style-name="P9"><text:s text:c="4"/><text:span text:style-name="T17">@NotBlank</text:span><text:span text:style-name="T14">(</text:span><text:span text:style-name="T18">groups </text:span><text:span text:style-name="T14">= {InvoiceDetailsRequest.UpdateOrDeleteGrp.</text:span><text:span text:style-name="T13">class,</text:span><text:span text:style-name="T14">InvoiceDetailsRequest.UpdateGrp.</text:span><text:span text:style-name="T13">class</text:span><text:span text:style-name="T14">})</text:span></text:p>
      <text:p text:style-name="P9"><text:s text:c="4"/><text:span text:style-name="T13">private </text:span><text:span text:style-name="T14">String </text:span><text:span text:style-name="T19">invoiceNumber</text:span><text:span text:style-name="T13">;</text:span></text:p>
      <text:p text:style-name="P9"><text:span text:style-name="T12"><text:s text:c="4"/></text:span><text:span text:style-name="T17">@JsonProperty</text:span><text:span text:style-name="T14">(</text:span><text:span text:style-name="T1">"sInvType"</text:span><text:span text:style-name="T14">)</text:span></text:p>
      <text:p text:style-name="P9"><text:s text:c="4"/><text:span text:style-name="T17">@NotBlank</text:span><text:span text:style-name="T14">(</text:span><text:span text:style-name="T18">groups </text:span><text:span text:style-name="T14">= {InvoiceDetailsRequest.UpdateOrDeleteGrp.</text:span><text:span text:style-name="T13">class</text:span><text:span text:style-name="T14">})</text:span></text:p>
      <text:p text:style-name="P9"><text:s text:c="4"/><text:span text:style-name="T13">private </text:span><text:span text:style-name="T14">String </text:span><text:span text:style-name="T19">invoiceType</text:span><text:span text:style-name="T13">;</text:span></text:p>
      <text:p text:style-name="P9"><text:span text:style-name="T12"><text:s text:c="4"/></text:span><text:span text:style-name="T17">@JsonProperty</text:span><text:span text:style-name="T14">(</text:span><text:span text:style-name="T1">"dtInv"</text:span><text:span text:style-name="T14">)</text:span></text:p>
      <text:p text:style-name="P9"><text:s text:c="4"/><text:span text:style-name="T17">@NotNull</text:span><text:span text:style-name="T14">(</text:span><text:span text:style-name="T18">groups </text:span><text:span text:style-name="T14">= {InvoiceDetailsRequest.UpdateOrDeleteGrp.</text:span><text:span text:style-name="T13">class,</text:span><text:span text:style-name="T14">InvoiceDetailsRequest.UpdateGrp.</text:span><text:span text:style-name="T13">class</text:span><text:span text:style-name="T14">})</text:span></text:p>
      <text:p text:style-name="P9"><text:s text:c="4"/><text:span text:style-name="T13">private </text:span><text:span text:style-name="T14">Date </text:span><text:span text:style-name="T19">invoiceDate</text:span><text:span text:style-name="T13">;</text:span></text:p>
      <text:p text:style-name="P9"><text:span text:style-name="T12"><text:s text:c="4"/></text:span><text:span text:style-name="T17">@JsonProperty</text:span><text:span text:style-name="T14">(</text:span><text:span text:style-name="T1">"dtSchemeStartDate"</text:span><text:span text:style-name="T14">)</text:span></text:p>
      <text:p text:style-name="P9"><text:soft-page-break/><text:s text:c="4"/><text:span text:style-name="T13">private </text:span><text:span text:style-name="T14">Date </text:span><text:span text:style-name="T19">schemeStartDate</text:span><text:span text:style-name="T13">;</text:span></text:p>
      <text:p text:style-name="P9"><text:span text:style-name="T12"><text:s text:c="4"/></text:span><text:span text:style-name="T17">@JsonProperty</text:span><text:span text:style-name="T14">(</text:span><text:span text:style-name="T1">"dtSchemeEndDate"</text:span><text:span text:style-name="T14">)</text:span></text:p>
      <text:p text:style-name="P9"><text:s text:c="4"/><text:span text:style-name="T13">private </text:span><text:span text:style-name="T14">Date </text:span><text:span text:style-name="T19">schemeEndDate</text:span><text:span text:style-name="T13">;</text:span></text:p>
      <text:p text:style-name="P9"><text:span text:style-name="T12"><text:s text:c="4"/></text:span><text:span text:style-name="T17">@JsonProperty</text:span><text:span text:style-name="T14">(</text:span><text:span text:style-name="T1">"oDeliveryAddr"</text:span><text:span text:style-name="T14">)</text:span></text:p>
      <text:p text:style-name="P9"><text:s text:c="4"/><text:span text:style-name="T17">@NotNull</text:span><text:span text:style-name="T14">(</text:span><text:span text:style-name="T18">groups </text:span><text:span text:style-name="T14">= {CustomerAddress.FetchGrp.</text:span><text:span text:style-name="T13">class</text:span><text:span text:style-name="T14">})</text:span></text:p>
      <text:p text:style-name="P9"><text:s text:c="4"/><text:span text:style-name="T13">private </text:span><text:span text:style-name="T14">CustomerAddress </text:span><text:span text:style-name="T19">deliveryAddress</text:span><text:span text:style-name="T13">;</text:span></text:p>
      <text:p text:style-name="P9"><text:span text:style-name="T12"><text:s text:c="4"/></text:span><text:span text:style-name="T17">@JsonProperty</text:span><text:span text:style-name="T14">(</text:span><text:span text:style-name="T1">"sSerialOrImeiNumber"</text:span><text:span text:style-name="T14">)</text:span></text:p>
      <text:p text:style-name="P9"><text:s text:c="4"/><text:span text:style-name="T13">private </text:span><text:span text:style-name="T14">String </text:span><text:span text:style-name="T19">serialOrImeiNumber</text:span><text:span text:style-name="T13">;</text:span></text:p>
      <text:p text:style-name="P9"><text:span text:style-name="T12"><text:s text:c="4"/></text:span><text:span text:style-name="T17">@JsonProperty</text:span><text:span text:style-name="T14">(</text:span><text:span text:style-name="T1">"sInvCatg"</text:span><text:span text:style-name="T14">)</text:span></text:p>
      <text:p text:style-name="P9"><text:s text:c="4"/><text:span text:style-name="T13">private </text:span><text:span text:style-name="T14">String </text:span><text:span text:style-name="T19">invoiceCategory</text:span><text:span text:style-name="T13">;</text:span></text:p>
      <text:p text:style-name="P9"><text:span text:style-name="T12"><text:s text:c="4"/></text:span><text:span text:style-name="T17">@JsonProperty</text:span><text:span text:style-name="T14">(</text:span><text:span text:style-name="T1">"sInvBarcodeNumber"</text:span><text:span text:style-name="T14">)</text:span></text:p>
      <text:p text:style-name="P9"><text:s text:c="4"/><text:span text:style-name="T13">private </text:span><text:span text:style-name="T14">String </text:span><text:span text:style-name="T19">invoiceBarcodeNumber</text:span><text:span text:style-name="T13">;</text:span></text:p>
      <text:p text:style-name="P9"><text:span text:style-name="T12"><text:s text:c="4"/></text:span><text:span text:style-name="T17">@Override</text:span></text:p>
      <text:p text:style-name="P9"><text:span text:style-name="T16"><text:s text:c="4"/></text:span><text:span text:style-name="T13">public </text:span><text:span text:style-name="T14">String </text:span><text:span text:style-name="T20">toString</text:span><text:span text:style-name="T14">() {</text:span></text:p>
      <text:p text:style-name="P9"><text:s text:c="8"/><text:span text:style-name="T13">final </text:span><text:span text:style-name="T14">StringBuilder sb = </text:span><text:span text:style-name="T13">new </text:span><text:span text:style-name="T14">StringBuilder(</text:span><text:span text:style-name="T1">"InvoiceDetails{"</text:span><text:span text:style-name="T14">)</text:span><text:span text:style-name="T13">;</text:span></text:p>
      <text:p text:style-name="P9"><text:span text:style-name="T12"><text:s text:c="8"/></text:span><text:span text:style-name="T14">sb.append(</text:span><text:span text:style-name="T1">"invoiceNumber='"</text:span><text:span text:style-name="T14">).append(</text:span><text:span text:style-name="T19">invoiceNumber</text:span><text:span text:style-name="T14">).append(</text:span><text:span text:style-name="T1">'</text:span><text:span text:style-name="T13">\'</text:span><text:span text:style-name="T1">'</text:span><text:span text:style-name="T14">)</text:span><text:span text:style-name="T13">;</text:span></text:p>
      <text:p text:style-name="P9"><text:span text:style-name="T12"><text:s text:c="8"/></text:span><text:span text:style-name="T14">sb.append(</text:span><text:span text:style-name="T1">", invoiceType='"</text:span><text:span text:style-name="T14">).append(</text:span><text:span text:style-name="T19">invoiceType</text:span><text:span text:style-name="T14">).append(</text:span><text:span text:style-name="T1">'</text:span><text:span text:style-name="T13">\'</text:span><text:span text:style-name="T1">'</text:span><text:span text:style-name="T14">)</text:span><text:span text:style-name="T13">;</text:span></text:p>
      <text:p text:style-name="P9"><text:span text:style-name="T12"><text:s text:c="8"/></text:span><text:span text:style-name="T14">sb.append(</text:span><text:span text:style-name="T1">", invoiceDate="</text:span><text:span text:style-name="T14">).append(</text:span><text:span text:style-name="T19">invoiceDate</text:span><text:span text:style-name="T14">)</text:span><text:span text:style-name="T13">;</text:span></text:p>
      <text:p text:style-name="P9"><text:span text:style-name="T12"><text:s text:c="8"/></text:span><text:span text:style-name="T14">sb.append(</text:span><text:span text:style-name="T1">", deliveryAddress="</text:span><text:span text:style-name="T14">).append(</text:span><text:span text:style-name="T19">deliveryAddress</text:span><text:span text:style-name="T14">)</text:span><text:span text:style-name="T13">;</text:span></text:p>
      <text:p text:style-name="P9"><text:span text:style-name="T12"><text:s text:c="8"/></text:span><text:span text:style-name="T14">sb.append(</text:span><text:span text:style-name="T1">", serialOrImeiNumber='"</text:span><text:span text:style-name="T14">).append(</text:span><text:span text:style-name="T19">serialOrImeiNumber</text:span><text:span text:style-name="T14">).append(</text:span><text:span text:style-name="T1">'</text:span><text:span text:style-name="T13">\'</text:span><text:span text:style-name="T1">'</text:span><text:span text:style-name="T14">)</text:span><text:span text:style-name="T13">;</text:span></text:p>
      <text:p text:style-name="P9"><text:span text:style-name="T12"><text:s text:c="8"/></text:span><text:span text:style-name="T14">sb.append(</text:span><text:span text:style-name="T1">", invoiceBarcodeNumber='"</text:span><text:span text:style-name="T14">).append(</text:span><text:span text:style-name="T19">invoiceBarcodeNumber</text:span><text:span text:style-name="T14">).append(</text:span><text:span text:style-name="T1">'</text:span><text:span text:style-name="T13">\'</text:span><text:span text:style-name="T1">'</text:span><text:span text:style-name="T14">)</text:span><text:span text:style-name="T13">;</text:span></text:p>
      <text:p text:style-name="P9"><text:span text:style-name="T12"><text:s text:c="8"/></text:span><text:span text:style-name="T14">sb.append(</text:span><text:span text:style-name="T1">'}'</text:span><text:span text:style-name="T14">)</text:span><text:span text:style-name="T13">;</text:span></text:p>
      <text:p text:style-name="P9"><text:span text:style-name="T12"><text:s text:c="8"/></text:span><text:span text:style-name="T13">return </text:span><text:span text:style-name="T14">sb.toString()</text:span><text:span text:style-name="T13">;</text:span></text:p>
      <text:p text:style-name="P9"><text:span text:style-name="T12"><text:s text:c="4"/></text:span><text:span text:style-name="T14">}</text:span></text:p>
      <text:p text:style-name="P9"><text:s text:c="4"/><text:span text:style-name="T17">@Override</text:span></text:p>
      <text:p text:style-name="P9"><text:span text:style-name="T16"><text:s text:c="4"/></text:span><text:span text:style-name="T13">public boolean </text:span><text:span text:style-name="T20">equals</text:span><text:span text:style-name="T14">(Object o) {</text:span></text:p>
      <text:p text:style-name="P9"><text:s text:c="8"/><text:span text:style-name="T13">if </text:span><text:span text:style-name="T14">(</text:span><text:span text:style-name="T13">this </text:span><text:span text:style-name="T14">== o) </text:span><text:span text:style-name="T13">return true;</text:span></text:p>
      <text:p text:style-name="P9"><text:span text:style-name="T12"><text:s text:c="8"/></text:span><text:span text:style-name="T13">if </text:span><text:span text:style-name="T14">(o == </text:span><text:span text:style-name="T13">null </text:span><text:span text:style-name="T14">|| getClass() != o.getClass()) </text:span><text:span text:style-name="T13">return false;</text:span></text:p>
      <text:p text:style-name="P9"><text:span text:style-name="T12"><text:s text:c="8"/></text:span><text:span text:style-name="T14">InvoiceDetails that = (InvoiceDetails) o</text:span><text:span text:style-name="T13">;</text:span></text:p>
      <text:p text:style-name="P9"><text:span text:style-name="T12"><text:s text:c="8"/></text:span><text:span text:style-name="T13">if </text:span><text:span text:style-name="T14">(</text:span><text:span text:style-name="T19">invoiceNumber </text:span><text:span text:style-name="T14">!= </text:span><text:span text:style-name="T13">null </text:span><text:span text:style-name="T14">? !</text:span><text:span text:style-name="T19">invoiceNumber</text:span><text:span text:style-name="T14">.equals(that.</text:span><text:span text:style-name="T19">invoiceNumber</text:span><text:span text:style-name="T14">) : that.</text:span><text:span text:style-name="T19">invoiceNumber </text:span><text:span text:style-name="T14">!= </text:span><text:span text:style-name="T13">null</text:span><text:span text:style-name="T14">)</text:span></text:p>
      <text:p text:style-name="P9"><text:s text:c="8"/><text:span text:style-name="T13">return false;</text:span></text:p>
      <text:p text:style-name="P9"><text:span text:style-name="T12"><text:s text:c="8"/></text:span><text:span text:style-name="T13">if </text:span><text:span text:style-name="T14">(</text:span><text:span text:style-name="T19">invoiceType </text:span><text:span text:style-name="T14">!= </text:span><text:span text:style-name="T13">null </text:span><text:span text:style-name="T14">? !</text:span><text:span text:style-name="T19">invoiceType</text:span><text:span text:style-name="T14">.equals(that.</text:span><text:span text:style-name="T19">invoiceType</text:span><text:span text:style-name="T14">) : that.</text:span><text:span text:style-name="T19">invoiceType </text:span><text:span text:style-name="T14">!= </text:span><text:span text:style-name="T13">null</text:span><text:span text:style-name="T14">) </text:span><text:span text:style-name="T13">return false;</text:span></text:p>
      <text:p text:style-name="P9"><text:span text:style-name="T12"><text:s text:c="8"/></text:span><text:span text:style-name="T13">if </text:span><text:span text:style-name="T14">(</text:span><text:span text:style-name="T19">invoiceDate </text:span><text:span text:style-name="T14">!= </text:span><text:span text:style-name="T13">null </text:span><text:span text:style-name="T14">? !</text:span><text:span text:style-name="T19">invoiceDate</text:span><text:span text:style-name="T14">.equals(that.</text:span><text:span text:style-name="T19">invoiceDate</text:span><text:span text:style-name="T14">) : that.</text:span><text:span text:style-name="T19">invoiceDate </text:span><text:span text:style-name="T14">!= </text:span><text:span text:style-name="T13">null</text:span><text:span text:style-name="T14">) </text:span><text:span text:style-name="T13">return false;</text:span></text:p>
      <text:p text:style-name="P9"><text:span text:style-name="T12"><text:s text:c="8"/></text:span><text:span text:style-name="T13">if </text:span><text:span text:style-name="T14">(</text:span><text:span text:style-name="T19">deliveryAddress </text:span><text:span text:style-name="T14">!= </text:span><text:span text:style-name="T13">null </text:span><text:span text:style-name="T14">? !</text:span><text:span text:style-name="T19">deliveryAddress</text:span><text:span text:style-name="T14">.equals(that.</text:span><text:span text:style-name="T19">deliveryAddress</text:span><text:span text:style-name="T14">) : that.</text:span><text:span text:style-name="T19">deliveryAddress </text:span><text:span text:style-name="T14">!= </text:span><text:span text:style-name="T13">null</text:span><text:span text:style-name="T14">)</text:span></text:p>
      <text:p text:style-name="P9"><text:s text:c="12"/><text:span text:style-name="T13">return false;</text:span></text:p>
      <text:p text:style-name="P9"><text:span text:style-name="T12"><text:s text:c="8"/></text:span><text:span text:style-name="T13">if </text:span><text:span text:style-name="T14">(</text:span><text:span text:style-name="T19">invoiceBarcodeNumber </text:span><text:span text:style-name="T14">!= </text:span><text:span text:style-name="T13">null </text:span><text:span text:style-name="T14">? !</text:span><text:span text:style-name="T19">invoiceBarcodeNumber</text:span><text:span text:style-name="T14">.equals(that.</text:span><text:span text:style-name="T19">invoiceBarcodeNumber</text:span><text:span text:style-name="T14">) : that.</text:span><text:span text:style-name="T19">invoiceBarcodeNumber </text:span><text:span text:style-name="T14">!= </text:span><text:span text:style-name="T13">null</text:span><text:span text:style-name="T14">)</text:span></text:p>
      <text:p text:style-name="P9"><text:s text:c="12"/><text:span text:style-name="T13">return false;</text:span></text:p>
      <text:p text:style-name="P9"><text:span text:style-name="T12"><text:s text:c="8"/></text:span><text:span text:style-name="T13">return </text:span><text:span text:style-name="T19">serialOrImeiNumber </text:span><text:span text:style-name="T14">!= </text:span><text:span text:style-name="T13">null </text:span><text:span text:style-name="T14">? </text:span><text:span text:style-name="T19">serialOrImeiNumber</text:span><text:span text:style-name="T14">.equals(that.</text:span><text:span text:style-name="T19">serialOrImeiNumber</text:span><text:span text:style-name="T14">) : that.</text:span><text:span text:style-name="T19">serialOrImeiNumber </text:span><text:span text:style-name="T14">== </text:span><text:span text:style-name="T13">null;</text:span></text:p>
      <text:p text:style-name="P9"><text:span text:style-name="T12"><text:s text:c="4"/></text:span><text:span text:style-name="T14">}</text:span></text:p>
      <text:p text:style-name="P9"><text:s text:c="4"/><text:span text:style-name="T17">@Override</text:span></text:p>
      <text:p text:style-name="P9"><text:span text:style-name="T16"><text:s text:c="4"/></text:span><text:span text:style-name="T13">public int </text:span><text:span text:style-name="T20">hashCode</text:span><text:span text:style-name="T14">() {</text:span></text:p>
      <text:p text:style-name="P9"><text:s text:c="8"/><text:span text:style-name="T13">int </text:span><text:span text:style-name="T14">result = </text:span><text:span text:style-name="T19">invoiceNumber </text:span><text:span text:style-name="T14">!= </text:span><text:span text:style-name="T13">null </text:span><text:span text:style-name="T14">? </text:span><text:span text:style-name="T19">invoiceNumber</text:span><text:span text:style-name="T14">.hashCode() : </text:span><text:span text:style-name="T22">0</text:span><text:span text:style-name="T13">;</text:span></text:p>
      <text:p text:style-name="P9"><text:span text:style-name="T12"><text:s text:c="8"/></text:span><text:span text:style-name="T14">result = </text:span><text:span text:style-name="T22">31 </text:span><text:span text:style-name="T14">* result + (</text:span><text:span text:style-name="T19">invoiceType </text:span><text:span text:style-name="T14">!= </text:span><text:span text:style-name="T13">null </text:span><text:span text:style-name="T14">? </text:span><text:span text:style-name="T19">invoiceType</text:span><text:span text:style-name="T14">.hashCode() : </text:span><text:span text:style-name="T22">0</text:span><text:span text:style-name="T14">)</text:span><text:span text:style-name="T13">;</text:span></text:p>
      <text:p text:style-name="P9"><text:span text:style-name="T12"><text:s text:c="8"/></text:span><text:span text:style-name="T14">result = </text:span><text:span text:style-name="T22">31 </text:span><text:span text:style-name="T14">* result + (</text:span><text:span text:style-name="T19">invoiceDate </text:span><text:span text:style-name="T14">!= </text:span><text:span text:style-name="T13">null </text:span><text:span text:style-name="T14">? </text:span><text:span text:style-name="T19">invoiceDate</text:span><text:span text:style-name="T14">.hashCode() : </text:span><text:span text:style-name="T22">0</text:span><text:span text:style-name="T14">)</text:span><text:span text:style-name="T13">;</text:span></text:p>
      <text:p text:style-name="P9"><text:span text:style-name="T12"><text:s text:c="8"/></text:span><text:span text:style-name="T14">result = </text:span><text:span text:style-name="T22">31 </text:span><text:span text:style-name="T14">* result + (</text:span><text:span text:style-name="T19">deliveryAddress </text:span><text:span text:style-name="T14">!= </text:span><text:span text:style-name="T13">null </text:span><text:span text:style-name="T14">? </text:span><text:span text:style-name="T19">deliveryAddress</text:span><text:span text:style-name="T14">.hashCode() : </text:span><text:span text:style-name="T22">0</text:span><text:span text:style-name="T14">)</text:span><text:span text:style-name="T13">;</text:span></text:p>
      <text:p text:style-name="P9"><text:span text:style-name="T12"><text:s text:c="8"/></text:span><text:span text:style-name="T14">result = </text:span><text:span text:style-name="T22">31 </text:span><text:span text:style-name="T14">* result + (</text:span><text:span text:style-name="T19">serialOrImeiNumber </text:span><text:span text:style-name="T14">!= </text:span><text:span text:style-name="T13">null </text:span><text:span text:style-name="T14">? </text:span><text:span text:style-name="T19">serialOrImeiNumber</text:span><text:span text:style-name="T14">.hashCode() : </text:span><text:span text:style-name="T22">0</text:span><text:span text:style-name="T14">)</text:span><text:span text:style-name="T13">;</text:span></text:p>
      <text:p text:style-name="P9"><text:span text:style-name="T12"><text:s text:c="8"/></text:span><text:span text:style-name="T13">return </text:span><text:span text:style-name="T14">result</text:span><text:span text:style-name="T13">;</text:span></text:p>
      <text:p text:style-name="P9"><text:span text:style-name="T12"><text:s text:c="4"/></text:span><text:span text:style-name="T14">}</text:span></text:p>
      <text:p text:style-name="P16">}</text:p>
      <text:p text:style-name="P12"/>
      <text:p text:style-name="P25"/>
      <text:p text:style-name="P25"/>
      <text:p text:style-name="P26"/>
      <text:p text:style-name="P26"/>
      <text:p text:style-name="P26"><text:soft-page-break/>GET Invoice Details </text:p>
      <text:p text:style-name="P26"/>
      <text:p text:style-name="P27"><text:span text:style-name="T23">API : </text:span><text:a xlink:type="simple" xlink:href="https://ssgsit.serviceurl.in/aaramb/tw-api/get-multiasset-invoice-details" text:style-name="Internet_20_link" text:visited-style-name="Visited_20_Internet_20_Link"><text:span text:style-name="T23">https://ssgsit.serviceurl.in/aaramb/tw-api/</text:span></text:a><text:a xlink:type="simple" xlink:href="https://ssgsit.serviceurl.in/aaramb/tw-api/get-multiasset-invoice-details" text:style-name="Internet_20_link" text:visited-style-name="Visited_20_Internet_20_Link"><text:span text:style-name="T2">get-multiasset-invoice-details</text:span></text:a><text:span text:style-name="T3"> </text:span></text:p>
      <text:p text:style-name="P27"><text:span text:style-name="T3"/></text:p>
      <text:p text:style-name="P27"><text:span text:style-name="T3"/>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21">Requst</text:p>
          </table:table-cell>
          <table:table-cell table:style-name="Table3.B1" office:value-type="string">
            <text:p text:style-name="P21">Response</text:p>
          </table:table-cell>
        </table:table-row>
        <table:table-row>
          <table:table-cell table:style-name="Table3.A2" office:value-type="string">
            <text:p text:style-name="P20">{</text:p>
            <text:p text:style-name="P20"><text:tab/>"oHeader":{</text:p>
            <text:p text:style-name="P20"><text:tab/><text:tab/>"sReqType": "application/json",</text:p>
            <text:p text:style-name="P20"><text:tab/><text:tab/>"sAppSource": "WEB 1.04.01",</text:p>
            <text:p text:style-name="P20"><text:tab/><text:tab/>"sSourceID": "GONOGO_HBL",</text:p>
            <text:p text:style-name="P20"><text:tab/><text:tab/>"sCroId": "default",</text:p>
            <text:p text:style-name="P20"><text:tab/><text:tab/>"sDsaId": "A35940",</text:p>
            <text:p text:style-name="P20"><text:tab/><text:tab/>"sInstID": "4010",</text:p>
            <text:p text:style-name="P20"><text:tab/><text:tab/>"sInstName": "HDFC",</text:p>
            <text:p text:style-name="P20"><text:tab/><text:tab/>"sProduct": "TW",</text:p>
            <text:p text:style-name="P20"><text:tab/><text:tab/>"sDealerId": "95",</text:p>
            <text:p text:style-name="P20"><text:tab/><text:tab/>"sRole": "DSA"</text:p>
            <text:p text:style-name="P20"><text:tab/>},</text:p>
            <text:p text:style-name="P20"><text:tab/>"sRefID":"1982801000253"</text:p>
            <text:p text:style-name="P20">}</text:p>
          </table:table-cell>
          <table:table-cell table:style-name="Table3.B2" office:value-type="string">
            <text:p text:style-name="P24">{</text:p>
            <text:p text:style-name="P2"><text:span text:style-name="T9">"oBody"</text:span>: {</text:p>
            <text:p text:style-name="P2"><text:span text:style-name="T9">"payLoad"</text:span>: [</text:p>
            <text:p text:style-name="P2">{</text:p>
            <text:p text:style-name="P2"><text:span text:style-name="T9">"sInvNumber"</text:span>: <text:span text:style-name="T10">"234 56565 7676"</text:span>,</text:p>
            <text:p text:style-name="P2"><text:span text:style-name="T9">"sInvType"</text:span>: <text:span text:style-name="T10">null</text:span>,</text:p>
            <text:p text:style-name="P2"><text:span text:style-name="T9">"dtInv"</text:span>: <text:span text:style-name="T11">1580169600000</text:span>,</text:p>
            <text:p text:style-name="P2"><text:span text:style-name="T9">"dtSchemeStartDate"</text:span>: <text:span text:style-name="T10">null</text:span>,</text:p>
            <text:p text:style-name="P2"><text:span text:style-name="T9">"dtSchemeEndDate"</text:span>: <text:span text:style-name="T10">null</text:span>,</text:p>
            <text:p text:style-name="P2"><text:span text:style-name="T9">"oDeliveryAddr"</text:span>: <text:span text:style-name="T10">null</text:span>,</text:p>
            <text:p text:style-name="P2"><text:span text:style-name="T9">"sSerialOrImeiNumber"</text:span>: <text:span text:style-name="T10">null</text:span>,</text:p>
            <text:p text:style-name="P2"><text:span text:style-name="T9">"sInvCatg"</text:span>: <text:span text:style-name="T10">null</text:span>,</text:p>
            <text:p text:style-name="P2"><text:span text:style-name="T9">"sInvBarcodeNumber"</text:span>: <text:span text:style-name="T10">null</text:span></text:p>
            <text:p text:style-name="P2">}</text:p>
            <text:p text:style-name="P2">]</text:p>
            <text:p text:style-name="P2">},</text:p>
            <text:p text:style-name="P2"><text:span text:style-name="T9">"oStatus"</text:span>: {</text:p>
            <text:p text:style-name="P2"><text:span text:style-name="T9">"iStatus"</text:span>: <text:span text:style-name="T11">200</text:span>,</text:p>
            <text:p text:style-name="P2"><text:span text:style-name="T9">"sStatus"</text:span>: <text:span text:style-name="T10">"OK"</text:span></text:p>
            <text:p text:style-name="P2">}</text:p>
            <text:p text:style-name="P2">}</text:p>
            <text:p text:style-name="P20"/>
          </table:table-cell>
        </table:table-row>
        <table:table-row>
          <table:table-cell table:style-name="Table3.A2" office:value-type="string">
            <text:p text:style-name="P28"><text:span text:style-name="T12">public class </text:span>InvoiceDetailsRequest {</text:p>
            <text:p text:style-name="P9"><text:s text:c="4"/><text:span text:style-name="T17">@JsonProperty</text:span><text:span text:style-name="T14">(</text:span><text:span text:style-name="T1">"oHeader"</text:span><text:span text:style-name="T14">)</text:span></text:p>
            <text:p text:style-name="P9"><text:s text:c="4"/><text:span text:style-name="T17">@NotNull</text:span><text:span text:style-name="T14">(</text:span><text:span text:style-name="T18">groups </text:span><text:span text:style-name="T14">= {Header.FetchGrp.</text:span><text:span text:style-name="T13">class</text:span><text:span text:style-name="T14">})</text:span></text:p>
            <text:p text:style-name="P9"><text:s text:c="4"/><text:span text:style-name="T17">@Valid</text:span></text:p>
            <text:p text:style-name="P9"><text:span text:style-name="T16"><text:s text:c="4"/></text:span><text:span text:style-name="T13">private </text:span><text:span text:style-name="T14">Header </text:span><text:span text:style-name="T19">header</text:span><text:span text:style-name="T13">;</text:span></text:p>
            <text:p text:style-name="P9"><text:span text:style-name="T12"><text:s text:c="4"/></text:span><text:span text:style-name="T17">@JsonProperty</text:span><text:span text:style-name="T14">(</text:span><text:span text:style-name="T1">"sRefID"</text:span><text:span text:style-name="T14">)</text:span></text:p>
            <text:p text:style-name="P9"><text:s text:c="4"/><text:span text:style-name="T17">@NotBlank</text:span><text:span text:style-name="T14">(</text:span><text:span text:style-name="T18">groups </text:span><text:span text:style-name="T14">= {InvoiceDetailsRequest.UpdateOrDeleteGrp.</text:span><text:span text:style-name="T13">class,</text:span></text:p>
            <text:p text:style-name="P9"><text:span text:style-name="T12"><text:s text:c="12"/></text:span><text:span text:style-name="T14">InvoiceDetailsRequest.UpdateGrp.</text:span><text:span text:style-name="T13">class, </text:span><text:span text:style-name="T14">InvoiceDetailsRequest.FetchGrp.</text:span><text:span text:style-name="T13">class</text:span><text:span text:style-name="T14">})</text:span></text:p>
            <text:p text:style-name="P9"><text:s text:c="4"/><text:span text:style-name="T13">private </text:span><text:span text:style-name="T14">String </text:span><text:span text:style-name="T19">refID</text:span><text:span text:style-name="T13">;</text:span></text:p>
            <text:p text:style-name="P9"><text:span text:style-name="T12"><text:s text:c="4"/></text:span><text:span text:style-name="T17">@JsonProperty</text:span><text:span text:style-name="T14">(</text:span><text:span text:style-name="T1">"oInvDtls"</text:span><text:span text:style-name="T14">)</text:span></text:p>
            <text:p text:style-name="P9"><text:s text:c="4"/><text:span text:style-name="T17">@NotNull</text:span><text:span text:style-name="T14">(</text:span><text:span text:style-name="T18">groups </text:span><text:span text:style-name="T14">= {InvoiceDetailsRequest.UpdateOrDeleteGrp.</text:span><text:span text:style-name="T13">class</text:span><text:span text:style-name="T14">})</text:span></text:p>
            <text:p text:style-name="P9"><text:s text:c="4"/><text:span text:style-name="T17">@Valid</text:span></text:p>
            <text:p text:style-name="P9"><text:span text:style-name="T16"><text:s text:c="4"/></text:span><text:span text:style-name="T13">private </text:span><text:span text:style-name="T14">InvoiceDetails </text:span><text:span text:style-name="T19">invoiceDetails</text:span><text:span text:style-name="T13">;</text:span></text:p>
            <text:p text:style-name="P9"><text:span text:style-name="T12"><text:s text:c="4"/></text:span><text:span text:style-name="T17">@JsonProperty</text:span><text:span text:style-name="T14">(</text:span><text:span text:style-name="T1">"aInvDtlsList"</text:span><text:span text:style-name="T14">)</text:span></text:p>
            <text:p text:style-name="P9"><text:s text:c="4"/><text:span text:style-name="T17">@NotNull</text:span><text:span text:style-name="T14">(</text:span><text:span text:style-name="T18">groups </text:span><text:span text:style-name="T14">= {InvoiceDetailsRequest.UpdateGrp.</text:span><text:span text:style-name="T13">class</text:span><text:span text:style-name="T14">})</text:span></text:p>
            <text:p text:style-name="P9"><text:s text:c="4"/><text:span text:style-name="T17">@Valid</text:span></text:p>
            <text:p text:style-name="P9"><text:span text:style-name="T16"><text:s text:c="4"/></text:span><text:span text:style-name="T13">private </text:span><text:span text:style-name="T14">List&lt;InvoiceDetails&gt; </text:span><text:span text:style-name="T19">invoiceDetailsList</text:span><text:span text:style-name="T13">;</text:span></text:p>
            <text:p text:style-name="P9"><text:span text:style-name="T12"><text:s text:c="4"/></text:span><text:span text:style-name="T13">public </text:span><text:span text:style-name="T14">Header </text:span><text:span text:style-name="T20">getHeader</text:span><text:span text:style-name="T14">() {</text:span></text:p>
            <text:p text:style-name="P9"><text:s text:c="8"/><text:span text:style-name="T13">return </text:span><text:span text:style-name="T19">header</text:span><text:span text:style-name="T13">;</text:span></text:p>
            <text:p text:style-name="P9"><text:span text:style-name="T12"><text:s text:c="4"/></text:span><text:span text:style-name="T14">}</text:span></text:p>
            <text:p text:style-name="P9"><text:s text:c="4"/><text:span text:style-name="T13">public void </text:span><text:span text:style-name="T20">setHeader</text:span><text:span text:style-name="T14">(Header header) {</text:span></text:p>
            <text:p text:style-name="P9"><text:s text:c="8"/><text:span text:style-name="T13">this</text:span><text:span text:style-name="T14">.</text:span><text:span text:style-name="T19">header </text:span><text:span text:style-name="T14">= header</text:span><text:span text:style-name="T13">;</text:span></text:p>
            <text:p text:style-name="P9"><text:span text:style-name="T12"><text:s text:c="4"/></text:span><text:span text:style-name="T14">}</text:span></text:p>
            <text:p text:style-name="P9"><text:s text:c="4"/><text:span text:style-name="T13">public </text:span><text:span text:style-name="T14">String </text:span><text:span text:style-name="T20">getRefID</text:span><text:span text:style-name="T14">() {</text:span></text:p>
            <text:p text:style-name="P9"><text:s text:c="8"/><text:span text:style-name="T13">return </text:span><text:span text:style-name="T19">refID</text:span><text:span text:style-name="T13">;</text:span></text:p>
            <text:p text:style-name="P9"><text:soft-page-break/><text:span text:style-name="T12"><text:s text:c="4"/></text:span><text:span text:style-name="T14">}</text:span></text:p>
            <text:p text:style-name="P9"><text:s text:c="4"/><text:span text:style-name="T13">public void </text:span><text:span text:style-name="T20">setRefID</text:span><text:span text:style-name="T14">(String refID) {</text:span></text:p>
            <text:p text:style-name="P9"><text:s text:c="8"/><text:span text:style-name="T13">this</text:span><text:span text:style-name="T14">.</text:span><text:span text:style-name="T19">refID </text:span><text:span text:style-name="T14">= refID</text:span><text:span text:style-name="T13">;</text:span></text:p>
            <text:p text:style-name="P9"><text:span text:style-name="T12"><text:s text:c="4"/></text:span><text:span text:style-name="T14">}</text:span></text:p>
            <text:p text:style-name="P9"><text:s text:c="4"/><text:span text:style-name="T13">public </text:span><text:span text:style-name="T14">InvoiceDetails </text:span><text:span text:style-name="T20">getInvoiceDetails</text:span><text:span text:style-name="T14">() {</text:span></text:p>
            <text:p text:style-name="P9"><text:s text:c="8"/><text:span text:style-name="T13">return </text:span><text:span text:style-name="T19">invoiceDetails</text:span><text:span text:style-name="T13">;</text:span></text:p>
            <text:p text:style-name="P9"><text:span text:style-name="T12"><text:s text:c="4"/></text:span><text:span text:style-name="T14">}</text:span></text:p>
            <text:p text:style-name="P9"><text:s text:c="4"/><text:span text:style-name="T13">public void </text:span><text:span text:style-name="T20">setInvoiceDetails</text:span><text:span text:style-name="T14">(InvoiceDetails invoiceDetails) {</text:span></text:p>
            <text:p text:style-name="P9"><text:s text:c="8"/><text:span text:style-name="T13">this</text:span><text:span text:style-name="T14">.</text:span><text:span text:style-name="T19">invoiceDetails </text:span><text:span text:style-name="T14">= invoiceDetails</text:span><text:span text:style-name="T13">;</text:span></text:p>
            <text:p text:style-name="P9"><text:span text:style-name="T12"><text:s text:c="4"/></text:span><text:span text:style-name="T14">}</text:span></text:p>
            <text:p text:style-name="P9"><text:s text:c="4"/><text:span text:style-name="T13">public </text:span><text:span text:style-name="T14">List&lt;InvoiceDetails&gt; </text:span><text:span text:style-name="T20">getInvoiceDetailsList</text:span><text:span text:style-name="T14">() {</text:span></text:p>
            <text:p text:style-name="P9"><text:s text:c="8"/><text:span text:style-name="T13">return </text:span><text:span text:style-name="T19">invoiceDetailsList</text:span><text:span text:style-name="T13">;</text:span></text:p>
            <text:p text:style-name="P9"><text:span text:style-name="T12"><text:s text:c="4"/></text:span><text:span text:style-name="T14">}</text:span></text:p>
            <text:p text:style-name="P9"><text:s text:c="4"/><text:span text:style-name="T13">public void </text:span><text:span text:style-name="T20">setInvoiceDetailsList</text:span><text:span text:style-name="T14">(List&lt;InvoiceDetails&gt; invoiceDetailsList) {</text:span></text:p>
            <text:p text:style-name="P9"><text:s text:c="8"/><text:span text:style-name="T13">this</text:span><text:span text:style-name="T14">.</text:span><text:span text:style-name="T19">invoiceDetailsList </text:span><text:span text:style-name="T14">= invoiceDetailsList</text:span><text:span text:style-name="T13">;</text:span></text:p>
            <text:p text:style-name="P9"><text:span text:style-name="T12"><text:s text:c="4"/></text:span><text:span text:style-name="T14">}</text:span></text:p>
            <text:p text:style-name="P9"><text:s text:c="4"/><text:span text:style-name="T17">@Override</text:span></text:p>
            <text:p text:style-name="P9"><text:span text:style-name="T16"><text:s text:c="4"/></text:span><text:span text:style-name="T13">public </text:span><text:span text:style-name="T14">String </text:span><text:span text:style-name="T20">toString</text:span><text:span text:style-name="T14">() {</text:span></text:p>
            <text:p text:style-name="P9"><text:s text:c="8"/><text:span text:style-name="T14">StringBuilder builder = </text:span><text:span text:style-name="T13">new </text:span><text:span text:style-name="T14">StringBuilder()</text:span><text:span text:style-name="T13">;</text:span></text:p>
            <text:p text:style-name="P9"><text:span text:style-name="T12"><text:s text:c="8"/></text:span><text:span text:style-name="T14">builder.append(</text:span><text:span text:style-name="T1">"InvoiceDetailsRequest [header="</text:span><text:span text:style-name="T14">)</text:span><text:span text:style-name="T13">;</text:span></text:p>
            <text:p text:style-name="P9"><text:span text:style-name="T12"><text:s text:c="8"/></text:span><text:span text:style-name="T14">builder.append(</text:span><text:span text:style-name="T19">header</text:span><text:span text:style-name="T14">)</text:span><text:span text:style-name="T13">;</text:span></text:p>
            <text:p text:style-name="P9"><text:span text:style-name="T12"><text:s text:c="8"/></text:span><text:span text:style-name="T14">builder.append(</text:span><text:span text:style-name="T1">", refID="</text:span><text:span text:style-name="T14">)</text:span><text:span text:style-name="T13">;</text:span></text:p>
            <text:p text:style-name="P9"><text:span text:style-name="T12"><text:s text:c="8"/></text:span><text:span text:style-name="T14">builder.append(</text:span><text:span text:style-name="T19">refID</text:span><text:span text:style-name="T14">)</text:span><text:span text:style-name="T13">;</text:span></text:p>
            <text:p text:style-name="P9"><text:span text:style-name="T12"><text:s text:c="8"/></text:span><text:span text:style-name="T14">builder.append(</text:span><text:span text:style-name="T1">", invoiceDetails="</text:span><text:span text:style-name="T14">)</text:span><text:span text:style-name="T13">;</text:span></text:p>
            <text:p text:style-name="P9"><text:span text:style-name="T12"><text:s text:c="8"/></text:span><text:span text:style-name="T14">builder.append(</text:span><text:span text:style-name="T19">invoiceDetails</text:span><text:span text:style-name="T14">)</text:span><text:span text:style-name="T13">;</text:span></text:p>
            <text:p text:style-name="P9"><text:span text:style-name="T12"><text:s text:c="8"/></text:span><text:span text:style-name="T14">builder.append(</text:span><text:span text:style-name="T1">"]"</text:span><text:span text:style-name="T14">)</text:span><text:span text:style-name="T13">;</text:span></text:p>
            <text:p text:style-name="P9"><text:span text:style-name="T12"><text:s text:c="8"/></text:span><text:span text:style-name="T13">return </text:span><text:span text:style-name="T14">builder.toString()</text:span><text:span text:style-name="T13">;</text:span></text:p>
            <text:p text:style-name="P9"><text:span text:style-name="T12"><text:s text:c="4"/></text:span><text:span text:style-name="T14">}</text:span></text:p>
            <text:p text:style-name="P9"><text:s text:c="4"/><text:span text:style-name="T17">@Override</text:span></text:p>
            <text:p text:style-name="P9"><text:span text:style-name="T16"><text:s text:c="4"/></text:span><text:span text:style-name="T13">public int </text:span><text:span text:style-name="T20">hashCode</text:span><text:span text:style-name="T14">() {</text:span></text:p>
            <text:p text:style-name="P9"><text:s text:c="8"/><text:span text:style-name="T13">final int </text:span><text:span text:style-name="T14">prime = </text:span><text:span text:style-name="T22">31</text:span><text:span text:style-name="T13">;</text:span></text:p>
            <text:p text:style-name="P9"><text:span text:style-name="T12"><text:s text:c="8"/></text:span><text:span text:style-name="T13">int </text:span><text:span text:style-name="T14">result = </text:span><text:span text:style-name="T22">1</text:span><text:span text:style-name="T13">;</text:span></text:p>
            <text:p text:style-name="P9"><text:span text:style-name="T12"><text:s text:c="8"/></text:span><text:span text:style-name="T14">result = prime * result + ((</text:span><text:span text:style-name="T19">header </text:span><text:span text:style-name="T14">== </text:span><text:span text:style-name="T13">null</text:span><text:span text:style-name="T14">) ? </text:span><text:span text:style-name="T22">0 </text:span><text:span text:style-name="T14">: </text:span><text:span text:style-name="T19">header</text:span><text:span text:style-name="T14">.hashCode())</text:span><text:span text:style-name="T13">;</text:span></text:p>
            <text:p text:style-name="P9"><text:span text:style-name="T12"><text:s text:c="8"/></text:span><text:span text:style-name="T14">result = prime * result</text:span></text:p>
            <text:p text:style-name="P9"><text:s text:c="16"/><text:span text:style-name="T14">+ ((</text:span><text:span text:style-name="T19">invoiceDetails </text:span><text:span text:style-name="T14">== </text:span><text:span text:style-name="T13">null</text:span><text:span text:style-name="T14">) ? </text:span><text:span text:style-name="T22">0 </text:span><text:span text:style-name="T14">: </text:span><text:span text:style-name="T19">invoiceDetails</text:span><text:span text:style-name="T14">.hashCode())</text:span><text:span text:style-name="T13">;</text:span></text:p>
            <text:p text:style-name="P9"><text:span text:style-name="T12"><text:s text:c="8"/></text:span><text:span text:style-name="T14">result = prime * result + ((</text:span><text:span text:style-name="T19">refID </text:span><text:span text:style-name="T14">== </text:span><text:span text:style-name="T13">null</text:span><text:span text:style-name="T14">) ? </text:span><text:span text:style-name="T22">0 </text:span><text:span text:style-name="T14">: </text:span><text:span text:style-name="T19">refID</text:span><text:span text:style-name="T14">.hashCode())</text:span><text:span text:style-name="T13">;</text:span></text:p>
            <text:p text:style-name="P9"><text:span text:style-name="T12"><text:s text:c="8"/></text:span><text:span text:style-name="T13">return </text:span><text:span text:style-name="T14">result</text:span><text:span text:style-name="T13">;</text:span></text:p>
            <text:p text:style-name="P9"><text:span text:style-name="T12"><text:s text:c="4"/></text:span><text:span text:style-name="T14">}</text:span></text:p>
            <text:p text:style-name="P9"><text:s text:c="4"/><text:span text:style-name="T17">@Override</text:span></text:p>
            <text:p text:style-name="P9"><text:span text:style-name="T16"><text:s text:c="4"/></text:span><text:span text:style-name="T13">public boolean </text:span><text:span text:style-name="T20">equals</text:span><text:span text:style-name="T14">(Object obj) {</text:span></text:p>
            <text:p text:style-name="P9"><text:s text:c="8"/><text:span text:style-name="T13">if </text:span><text:span text:style-name="T14">(</text:span><text:span text:style-name="T13">this </text:span><text:span text:style-name="T14">== obj)</text:span></text:p>
            <text:p text:style-name="P9"><text:s text:c="12"/><text:span text:style-name="T13">return true;</text:span></text:p>
            <text:p text:style-name="P9"><text:span text:style-name="T12"><text:s text:c="8"/></text:span><text:span text:style-name="T13">if </text:span><text:span text:style-name="T14">(obj == </text:span><text:span text:style-name="T13">null</text:span><text:span text:style-name="T14">)</text:span></text:p>
            <text:p text:style-name="P9"><text:s text:c="12"/><text:span text:style-name="T13">return false;</text:span></text:p>
            <text:p text:style-name="P9"><text:span text:style-name="T12"><text:s text:c="8"/></text:span><text:span text:style-name="T13">if </text:span><text:span text:style-name="T14">(!(obj </text:span><text:span text:style-name="T13">instanceof </text:span><text:span text:style-name="T14">InvoiceDetailsRequest))</text:span></text:p>
            <text:p text:style-name="P9"><text:s text:c="12"/><text:span text:style-name="T13">return false;</text:span></text:p>
            <text:p text:style-name="P9"><text:span text:style-name="T12"><text:s text:c="8"/></text:span><text:span text:style-name="T14">InvoiceDetailsRequest other = (InvoiceDetailsRequest) obj</text:span><text:span text:style-name="T13">;</text:span></text:p>
            <text:p text:style-name="P9"><text:soft-page-break/><text:span text:style-name="T12"><text:s text:c="8"/></text:span><text:span text:style-name="T13">if </text:span><text:span text:style-name="T14">(</text:span><text:span text:style-name="T19">header </text:span><text:span text:style-name="T14">== </text:span><text:span text:style-name="T13">null</text:span><text:span text:style-name="T14">) {</text:span></text:p>
            <text:p text:style-name="P9"><text:s text:c="12"/><text:span text:style-name="T13">if </text:span><text:span text:style-name="T14">(other.</text:span><text:span text:style-name="T19">header </text:span><text:span text:style-name="T14">!= </text:span><text:span text:style-name="T13">null</text:span><text:span text:style-name="T14">)</text:span></text:p>
            <text:p text:style-name="P9"><text:s text:c="16"/><text:span text:style-name="T13">return false;</text:span></text:p>
            <text:p text:style-name="P9"><text:span text:style-name="T12"><text:s text:c="8"/></text:span><text:span text:style-name="T14">} </text:span><text:span text:style-name="T13">else if </text:span><text:span text:style-name="T14">(!</text:span><text:span text:style-name="T19">header</text:span><text:span text:style-name="T14">.equals(other.</text:span><text:span text:style-name="T19">header</text:span><text:span text:style-name="T14">))</text:span></text:p>
            <text:p text:style-name="P9"><text:s text:c="12"/><text:span text:style-name="T13">return false;</text:span></text:p>
            <text:p text:style-name="P9"><text:span text:style-name="T12"><text:s text:c="8"/></text:span><text:span text:style-name="T13">if </text:span><text:span text:style-name="T14">(</text:span><text:span text:style-name="T19">invoiceDetails </text:span><text:span text:style-name="T14">== </text:span><text:span text:style-name="T13">null</text:span><text:span text:style-name="T14">) {</text:span></text:p>
            <text:p text:style-name="P9"><text:s text:c="12"/><text:span text:style-name="T13">if </text:span><text:span text:style-name="T14">(other.</text:span><text:span text:style-name="T19">invoiceDetails </text:span><text:span text:style-name="T14">!= </text:span><text:span text:style-name="T13">null</text:span><text:span text:style-name="T14">)</text:span></text:p>
            <text:p text:style-name="P9"><text:s text:c="16"/><text:span text:style-name="T13">return false;</text:span></text:p>
            <text:p text:style-name="P9"><text:span text:style-name="T12"><text:s text:c="8"/></text:span><text:span text:style-name="T14">} </text:span><text:span text:style-name="T13">else if </text:span><text:span text:style-name="T14">(!</text:span><text:span text:style-name="T19">invoiceDetails</text:span><text:span text:style-name="T14">.equals(other.</text:span><text:span text:style-name="T19">invoiceDetails</text:span><text:span text:style-name="T14">))</text:span></text:p>
            <text:p text:style-name="P9"><text:s text:c="12"/><text:span text:style-name="T13">return false;</text:span></text:p>
            <text:p text:style-name="P9"><text:span text:style-name="T12"><text:s text:c="8"/></text:span><text:span text:style-name="T13">if </text:span><text:span text:style-name="T14">(</text:span><text:span text:style-name="T19">refID </text:span><text:span text:style-name="T14">== </text:span><text:span text:style-name="T13">null</text:span><text:span text:style-name="T14">) {</text:span></text:p>
            <text:p text:style-name="P9"><text:s text:c="12"/><text:span text:style-name="T13">if </text:span><text:span text:style-name="T14">(other.</text:span><text:span text:style-name="T19">refID </text:span><text:span text:style-name="T14">!= </text:span><text:span text:style-name="T13">null</text:span><text:span text:style-name="T14">)</text:span></text:p>
            <text:p text:style-name="P9"><text:s text:c="16"/><text:span text:style-name="T13">return false;</text:span></text:p>
            <text:p text:style-name="P9"><text:span text:style-name="T12"><text:s text:c="8"/></text:span><text:span text:style-name="T14">} </text:span><text:span text:style-name="T13">else if </text:span><text:span text:style-name="T14">(!</text:span><text:span text:style-name="T19">refID</text:span><text:span text:style-name="T14">.equals(other.</text:span><text:span text:style-name="T19">refID</text:span><text:span text:style-name="T14">))</text:span></text:p>
            <text:p text:style-name="P9"><text:s text:c="12"/><text:span text:style-name="T13">return false;</text:span></text:p>
            <text:p text:style-name="P13"><text:s text:c="8"/><text:span text:style-name="T14">return true;</text:span></text:p>
            <text:p text:style-name="P9"><text:span text:style-name="T12"><text:s text:c="4"/></text:span><text:span text:style-name="T14">}</text:span></text:p>
            <text:p text:style-name="P9"><text:s text:c="4"/><text:span text:style-name="T13">public interface </text:span><text:span text:style-name="T14">UpdateOrDeleteGrp {</text:span></text:p>
            <text:p text:style-name="P9"><text:s text:c="4"/><text:span text:style-name="T14">}</text:span></text:p>
            <text:p text:style-name="P9"><text:s text:c="4"/><text:span text:style-name="T13">public interface </text:span><text:span text:style-name="T14">UpdateGrp{</text:span></text:p>
            <text:p text:style-name="P9"><text:s text:c="4"/><text:span text:style-name="T14">}</text:span></text:p>
            <text:p text:style-name="P9"><text:s text:c="4"/><text:span text:style-name="T13">public interface </text:span><text:span text:style-name="T14">FetchGrp{</text:span></text:p>
            <text:p text:style-name="P9"><text:s text:c="4"/><text:span text:style-name="T14">}</text:span></text:p>
            <text:p text:style-name="P16">}</text:p>
            <text:p text:style-name="P20"/>
          </table:table-cell>
          <table:table-cell table:style-name="Table3.B2" office:value-type="string">
            <text:p text:style-name="P28"><text:span text:style-name="T12">public class </text:span>InvoiceDetails {</text:p>
            <text:p text:style-name="P9"><text:s text:c="4"/><text:span text:style-name="T17">@JsonProperty</text:span><text:span text:style-name="T14">(</text:span><text:span text:style-name="T1">"sInvNumber"</text:span><text:span text:style-name="T14">)</text:span></text:p>
            <text:p text:style-name="P9"><text:s text:c="4"/><text:span text:style-name="T17">@NotBlank</text:span><text:span text:style-name="T14">(</text:span><text:span text:style-name="T18">groups </text:span><text:span text:style-name="T14">= {InvoiceDetailsRequest.UpdateOrDeleteGrp.</text:span><text:span text:style-name="T13">class,</text:span><text:span text:style-name="T14">InvoiceDetailsRequest.UpdateGrp.</text:span><text:span text:style-name="T13">class</text:span><text:span text:style-name="T14">})</text:span></text:p>
            <text:p text:style-name="P9"><text:s text:c="4"/><text:span text:style-name="T13">private </text:span><text:span text:style-name="T14">String </text:span><text:span text:style-name="T19">invoiceNumber</text:span><text:span text:style-name="T13">;</text:span></text:p>
            <text:p text:style-name="P9"><text:span text:style-name="T12"><text:s text:c="4"/></text:span><text:span text:style-name="T17">@JsonProperty</text:span><text:span text:style-name="T14">(</text:span><text:span text:style-name="T1">"sInvType"</text:span><text:span text:style-name="T14">)</text:span></text:p>
            <text:p text:style-name="P9"><text:s text:c="4"/><text:span text:style-name="T17">@NotBlank</text:span><text:span text:style-name="T14">(</text:span><text:span text:style-name="T18">groups </text:span><text:span text:style-name="T14">= {InvoiceDetailsRequest.UpdateOrDeleteGrp.</text:span><text:span text:style-name="T13">class</text:span><text:span text:style-name="T14">})</text:span></text:p>
            <text:p text:style-name="P9"><text:s text:c="4"/><text:span text:style-name="T13">private </text:span><text:span text:style-name="T14">String </text:span><text:span text:style-name="T19">invoiceType</text:span><text:span text:style-name="T13">;</text:span></text:p>
            <text:p text:style-name="P9"><text:span text:style-name="T12"><text:s text:c="4"/></text:span><text:span text:style-name="T17">@JsonProperty</text:span><text:span text:style-name="T14">(</text:span><text:span text:style-name="T1">"dtInv"</text:span><text:span text:style-name="T14">)</text:span></text:p>
            <text:p text:style-name="P9"><text:s text:c="4"/><text:span text:style-name="T17">@NotNull</text:span><text:span text:style-name="T14">(</text:span><text:span text:style-name="T18">groups </text:span><text:span text:style-name="T14">= {InvoiceDetailsRequest.UpdateOrDeleteGrp.</text:span><text:span text:style-name="T13">class,</text:span><text:span text:style-name="T14">InvoiceDetailsRequest.UpdateGrp.</text:span><text:span text:style-name="T13">class</text:span><text:span text:style-name="T14">})</text:span></text:p>
            <text:p text:style-name="P9"><text:s text:c="4"/><text:span text:style-name="T13">private </text:span><text:span text:style-name="T14">Date </text:span><text:span text:style-name="T19">invoiceDate</text:span><text:span text:style-name="T13">;</text:span></text:p>
            <text:p text:style-name="P9"><text:span text:style-name="T12"><text:s text:c="4"/></text:span><text:span text:style-name="T17">@JsonProperty</text:span><text:span text:style-name="T14">(</text:span><text:span text:style-name="T1">"dtSchemeStartDate"</text:span><text:span text:style-name="T14">)</text:span></text:p>
            <text:p text:style-name="P9"><text:s text:c="4"/><text:span text:style-name="T13">private </text:span><text:span text:style-name="T14">Date </text:span><text:span text:style-name="T19">schemeStartDate</text:span><text:span text:style-name="T13">;</text:span></text:p>
            <text:p text:style-name="P9"><text:span text:style-name="T12"><text:s text:c="4"/></text:span><text:span text:style-name="T17">@JsonProperty</text:span><text:span text:style-name="T14">(</text:span><text:span text:style-name="T1">"dtSchemeEndDate"</text:span><text:span text:style-name="T14">)</text:span></text:p>
            <text:p text:style-name="P9"><text:s text:c="4"/><text:span text:style-name="T13">private </text:span><text:span text:style-name="T14">Date </text:span><text:span text:style-name="T19">schemeEndDate</text:span><text:span text:style-name="T13">;</text:span></text:p>
            <text:p text:style-name="P9"><text:span text:style-name="T12"><text:s text:c="4"/></text:span><text:span text:style-name="T17">@JsonProperty</text:span><text:span text:style-name="T14">(</text:span><text:span text:style-name="T1">"oDeliveryAddr"</text:span><text:span text:style-name="T14">)</text:span></text:p>
            <text:p text:style-name="P9"><text:s text:c="4"/><text:span text:style-name="T17">@NotNull</text:span><text:span text:style-name="T14">(</text:span><text:span text:style-name="T18">groups </text:span><text:span text:style-name="T14">= {CustomerAddress.FetchGrp.</text:span><text:span text:style-name="T13">class</text:span><text:span text:style-name="T14">})</text:span></text:p>
            <text:p text:style-name="P9"><text:s text:c="4"/><text:span text:style-name="T13">private </text:span><text:span text:style-name="T14">CustomerAddress </text:span><text:span text:style-name="T19">deliveryAddress</text:span><text:span text:style-name="T13">;</text:span></text:p>
            <text:p text:style-name="P9"><text:span text:style-name="T12"><text:s text:c="4"/></text:span><text:span text:style-name="T17">@JsonProperty</text:span><text:span text:style-name="T14">(</text:span><text:span text:style-name="T1">"sSerialOrImeiNumber"</text:span><text:span text:style-name="T14">)</text:span></text:p>
            <text:p text:style-name="P9"><text:s text:c="4"/><text:span text:style-name="T13">private </text:span><text:span text:style-name="T14">String </text:span><text:span text:style-name="T19">serialOrImeiNumber</text:span><text:span text:style-name="T13">;</text:span></text:p>
            <text:p text:style-name="P9"><text:span text:style-name="T12"><text:s text:c="4"/></text:span><text:span text:style-name="T17">@JsonProperty</text:span><text:span text:style-name="T14">(</text:span><text:span text:style-name="T1">"sInvCatg"</text:span><text:span text:style-name="T14">)</text:span></text:p>
            <text:p text:style-name="P9"><text:s text:c="4"/><text:span text:style-name="T13">private </text:span><text:span text:style-name="T14">String </text:span><text:span text:style-name="T19">invoiceCategory</text:span><text:span text:style-name="T13">;</text:span></text:p>
            <text:p text:style-name="P9"><text:span text:style-name="T12"><text:s text:c="4"/></text:span><text:span text:style-name="T17">@JsonProperty</text:span><text:span text:style-name="T14">(</text:span><text:span text:style-name="T1">"sInvBarcodeNumber"</text:span><text:span text:style-name="T14">)</text:span></text:p>
            <text:p text:style-name="P9"><text:s text:c="4"/><text:span text:style-name="T13">private </text:span><text:span text:style-name="T14">String </text:span><text:span text:style-name="T19">invoiceBarcodeNumber</text:span><text:span text:style-name="T13">;</text:span></text:p>
            <text:p text:style-name="P9"><text:span text:style-name="T12"><text:s text:c="4"/></text:span><text:span text:style-name="T17">@Override</text:span></text:p>
            <text:p text:style-name="P9"><text:span text:style-name="T16"><text:s text:c="4"/></text:span><text:span text:style-name="T13">public </text:span><text:span text:style-name="T14">String </text:span><text:span text:style-name="T20">toString</text:span><text:span text:style-name="T14">() {</text:span></text:p>
            <text:p text:style-name="P9"><text:s text:c="8"/><text:span text:style-name="T13">final </text:span><text:span text:style-name="T14">StringBuilder sb = </text:span><text:span text:style-name="T13">new </text:span><text:soft-page-break/><text:span text:style-name="T14">StringBuilder(</text:span><text:span text:style-name="T1">"InvoiceDetails{"</text:span><text:span text:style-name="T14">)</text:span><text:span text:style-name="T13">;</text:span></text:p>
            <text:p text:style-name="P9"><text:span text:style-name="T12"><text:s text:c="8"/></text:span><text:span text:style-name="T14">sb.append(</text:span><text:span text:style-name="T1">"invoiceNumber='"</text:span><text:span text:style-name="T14">).append(</text:span><text:span text:style-name="T19">invoiceNumber</text:span><text:span text:style-name="T14">).append(</text:span><text:span text:style-name="T1">'</text:span><text:span text:style-name="T13">\'</text:span><text:span text:style-name="T1">'</text:span><text:span text:style-name="T14">)</text:span><text:span text:style-name="T13">;</text:span></text:p>
            <text:p text:style-name="P9"><text:span text:style-name="T12"><text:s text:c="8"/></text:span><text:span text:style-name="T14">sb.append(</text:span><text:span text:style-name="T1">", invoiceType='"</text:span><text:span text:style-name="T14">).append(</text:span><text:span text:style-name="T19">invoiceType</text:span><text:span text:style-name="T14">).append(</text:span><text:span text:style-name="T1">'</text:span><text:span text:style-name="T13">\'</text:span><text:span text:style-name="T1">'</text:span><text:span text:style-name="T14">)</text:span><text:span text:style-name="T13">;</text:span></text:p>
            <text:p text:style-name="P9"><text:span text:style-name="T12"><text:s text:c="8"/></text:span><text:span text:style-name="T14">sb.append(</text:span><text:span text:style-name="T1">", invoiceDate="</text:span><text:span text:style-name="T14">).append(</text:span><text:span text:style-name="T19">invoiceDate</text:span><text:span text:style-name="T14">)</text:span><text:span text:style-name="T13">;</text:span></text:p>
            <text:p text:style-name="P9"><text:span text:style-name="T12"><text:s text:c="8"/></text:span><text:span text:style-name="T14">sb.append(</text:span><text:span text:style-name="T1">", deliveryAddress="</text:span><text:span text:style-name="T14">).append(</text:span><text:span text:style-name="T19">deliveryAddress</text:span><text:span text:style-name="T14">)</text:span><text:span text:style-name="T13">;</text:span></text:p>
            <text:p text:style-name="P9"><text:span text:style-name="T12"><text:s text:c="8"/></text:span><text:span text:style-name="T14">sb.append(</text:span><text:span text:style-name="T1">", serialOrImeiNumber='"</text:span><text:span text:style-name="T14">).append(</text:span><text:span text:style-name="T19">serialOrImeiNumber</text:span><text:span text:style-name="T14">).append(</text:span><text:span text:style-name="T1">'</text:span><text:span text:style-name="T13">\'</text:span><text:span text:style-name="T1">'</text:span><text:span text:style-name="T14">)</text:span><text:span text:style-name="T13">;</text:span></text:p>
            <text:p text:style-name="P9"><text:span text:style-name="T12"><text:s text:c="8"/></text:span><text:span text:style-name="T14">sb.append(</text:span><text:span text:style-name="T1">", invoiceBarcodeNumber='"</text:span><text:span text:style-name="T14">).append(</text:span><text:span text:style-name="T19">invoiceBarcodeNumber</text:span><text:span text:style-name="T14">).append(</text:span><text:span text:style-name="T1">'</text:span><text:span text:style-name="T13">\'</text:span><text:span text:style-name="T1">'</text:span><text:span text:style-name="T14">)</text:span><text:span text:style-name="T13">;</text:span></text:p>
            <text:p text:style-name="P9"><text:span text:style-name="T12"><text:s text:c="8"/></text:span><text:span text:style-name="T14">sb.append(</text:span><text:span text:style-name="T1">'}'</text:span><text:span text:style-name="T14">)</text:span><text:span text:style-name="T13">;</text:span></text:p>
            <text:p text:style-name="P9"><text:span text:style-name="T12"><text:s text:c="8"/></text:span><text:span text:style-name="T13">return </text:span><text:span text:style-name="T14">sb.toString()</text:span><text:span text:style-name="T13">;</text:span></text:p>
            <text:p text:style-name="P9"><text:span text:style-name="T12"><text:s text:c="4"/></text:span><text:span text:style-name="T14">}</text:span></text:p>
            <text:p text:style-name="P9"><text:s text:c="4"/><text:span text:style-name="T17">@Override</text:span></text:p>
            <text:p text:style-name="P9"><text:span text:style-name="T16"><text:s text:c="4"/></text:span><text:span text:style-name="T13">public boolean </text:span><text:span text:style-name="T20">equals</text:span><text:span text:style-name="T14">(Object o) {</text:span></text:p>
            <text:p text:style-name="P9"><text:s text:c="8"/><text:span text:style-name="T13">if </text:span><text:span text:style-name="T14">(</text:span><text:span text:style-name="T13">this </text:span><text:span text:style-name="T14">== o) </text:span><text:span text:style-name="T13">return true;</text:span></text:p>
            <text:p text:style-name="P9"><text:span text:style-name="T12"><text:s text:c="8"/></text:span><text:span text:style-name="T13">if </text:span><text:span text:style-name="T14">(o == </text:span><text:span text:style-name="T13">null </text:span><text:span text:style-name="T14">|| getClass() != o.getClass()) </text:span><text:span text:style-name="T13">return false;</text:span></text:p>
            <text:p text:style-name="P9"><text:span text:style-name="T12"><text:s text:c="8"/></text:span><text:span text:style-name="T14">InvoiceDetails that = (InvoiceDetails) o</text:span><text:span text:style-name="T13">;</text:span></text:p>
            <text:p text:style-name="P9"><text:span text:style-name="T12"><text:s text:c="8"/></text:span><text:span text:style-name="T13">if </text:span><text:span text:style-name="T14">(</text:span><text:span text:style-name="T19">invoiceNumber </text:span><text:span text:style-name="T14">!= </text:span><text:span text:style-name="T13">null </text:span><text:span text:style-name="T14">? !</text:span><text:span text:style-name="T19">invoiceNumber</text:span><text:span text:style-name="T14">.equals(that.</text:span><text:span text:style-name="T19">invoiceNumber</text:span><text:span text:style-name="T14">) : that.</text:span><text:span text:style-name="T19">invoiceNumber </text:span><text:span text:style-name="T14">!= </text:span><text:span text:style-name="T13">null</text:span><text:span text:style-name="T14">)</text:span></text:p>
            <text:p text:style-name="P9"><text:s text:c="8"/><text:span text:style-name="T13">return false;</text:span></text:p>
            <text:p text:style-name="P9"><text:span text:style-name="T12"><text:s text:c="8"/></text:span><text:span text:style-name="T13">if </text:span><text:span text:style-name="T14">(</text:span><text:span text:style-name="T19">invoiceType </text:span><text:span text:style-name="T14">!= </text:span><text:span text:style-name="T13">null </text:span><text:span text:style-name="T14">? !</text:span><text:span text:style-name="T19">invoiceType</text:span><text:span text:style-name="T14">.equals(that.</text:span><text:span text:style-name="T19">invoiceType</text:span><text:span text:style-name="T14">) : that.</text:span><text:span text:style-name="T19">invoiceType </text:span><text:span text:style-name="T14">!= </text:span><text:span text:style-name="T13">null</text:span><text:span text:style-name="T14">) </text:span><text:span text:style-name="T13">return false;</text:span></text:p>
            <text:p text:style-name="P9"><text:span text:style-name="T12"><text:s text:c="8"/></text:span><text:span text:style-name="T13">if </text:span><text:span text:style-name="T14">(</text:span><text:span text:style-name="T19">invoiceDate </text:span><text:span text:style-name="T14">!= </text:span><text:span text:style-name="T13">null </text:span><text:span text:style-name="T14">? !</text:span><text:span text:style-name="T19">invoiceDate</text:span><text:span text:style-name="T14">.equals(that.</text:span><text:span text:style-name="T19">invoiceDate</text:span><text:span text:style-name="T14">) : that.</text:span><text:span text:style-name="T19">invoiceDate </text:span><text:span text:style-name="T14">!= </text:span><text:span text:style-name="T13">null</text:span><text:span text:style-name="T14">) </text:span><text:span text:style-name="T13">return false;</text:span></text:p>
            <text:p text:style-name="P9"><text:span text:style-name="T12"><text:s text:c="8"/></text:span><text:span text:style-name="T13">if </text:span><text:span text:style-name="T14">(</text:span><text:span text:style-name="T19">deliveryAddress </text:span><text:span text:style-name="T14">!= </text:span><text:span text:style-name="T13">null </text:span><text:span text:style-name="T14">? !</text:span><text:span text:style-name="T19">deliveryAddress</text:span><text:span text:style-name="T14">.equals(that.</text:span><text:span text:style-name="T19">deliveryAddress</text:span><text:span text:style-name="T14">) : that.</text:span><text:span text:style-name="T19">deliveryAddress </text:span><text:span text:style-name="T14">!= </text:span><text:span text:style-name="T13">null</text:span><text:span text:style-name="T14">)</text:span></text:p>
            <text:p text:style-name="P9"><text:s text:c="12"/><text:span text:style-name="T13">return false;</text:span></text:p>
            <text:p text:style-name="P9"><text:span text:style-name="T12"><text:s text:c="8"/></text:span><text:span text:style-name="T13">if </text:span><text:span text:style-name="T14">(</text:span><text:span text:style-name="T19">invoiceBarcodeNumber </text:span><text:span text:style-name="T14">!= </text:span><text:span text:style-name="T13">null </text:span><text:span text:style-name="T14">? !</text:span><text:span text:style-name="T19">invoiceBarcodeNumber</text:span><text:span text:style-name="T14">.equals(that.</text:span><text:span text:style-name="T19">invoiceBarcodeNumber</text:span><text:span text:style-name="T14">) : that.</text:span><text:span text:style-name="T19">invoiceBarcodeNumber </text:span><text:span text:style-name="T14">!= </text:span><text:span text:style-name="T13">null</text:span><text:span text:style-name="T14">)</text:span></text:p>
            <text:p text:style-name="P9"><text:s text:c="12"/><text:span text:style-name="T13">return false;</text:span></text:p>
            <text:p text:style-name="P9"><text:span text:style-name="T12"><text:s text:c="8"/></text:span><text:span text:style-name="T13">return </text:span><text:span text:style-name="T19">serialOrImeiNumber </text:span><text:span text:style-name="T14">!= </text:span><text:span text:style-name="T13">null </text:span><text:span text:style-name="T14">? </text:span><text:span text:style-name="T19">serialOrImeiNumber</text:span><text:span text:style-name="T14">.equals(that.</text:span><text:span text:style-name="T19">serialOrImeiNumber</text:span><text:span text:style-name="T14">) : that.</text:span><text:span text:style-name="T19">serialOrImeiNumber </text:span><text:span text:style-name="T14">== </text:span><text:span text:style-name="T13">null;</text:span></text:p>
            <text:p text:style-name="P9"><text:span text:style-name="T12"><text:s text:c="4"/></text:span><text:span text:style-name="T14">}</text:span></text:p>
            <text:p text:style-name="P9"><text:s text:c="4"/><text:span text:style-name="T17">@Override</text:span></text:p>
            <text:p text:style-name="P9"><text:span text:style-name="T16"><text:s text:c="4"/></text:span><text:span text:style-name="T13">public int </text:span><text:span text:style-name="T20">hashCode</text:span><text:span text:style-name="T14">() {</text:span></text:p>
            <text:p text:style-name="P9"><text:s text:c="8"/><text:span text:style-name="T13">int </text:span><text:span text:style-name="T14">result = </text:span><text:span text:style-name="T19">invoiceNumber </text:span><text:span text:style-name="T14">!= </text:span><text:span text:style-name="T13">null </text:span><text:span text:style-name="T14">? </text:span><text:span text:style-name="T19">invoiceNumber</text:span><text:span text:style-name="T14">.hashCode() : </text:span><text:span text:style-name="T22">0</text:span><text:span text:style-name="T13">;</text:span></text:p>
            <text:p text:style-name="P9"><text:span text:style-name="T12"><text:s text:c="8"/></text:span><text:span text:style-name="T14">result = </text:span><text:span text:style-name="T22">31 </text:span><text:span text:style-name="T14">* result + (</text:span><text:span text:style-name="T19">invoiceType </text:span><text:span text:style-name="T14">!= </text:span><text:span text:style-name="T13">null </text:span><text:span text:style-name="T14">? </text:span><text:span text:style-name="T19">invoiceType</text:span><text:span text:style-name="T14">.hashCode() : </text:span><text:span text:style-name="T22">0</text:span><text:span text:style-name="T14">)</text:span><text:span text:style-name="T13">;</text:span></text:p>
            <text:p text:style-name="P9"><text:span text:style-name="T12"><text:s text:c="8"/></text:span><text:span text:style-name="T14">result = </text:span><text:span text:style-name="T22">31 </text:span><text:span text:style-name="T14">* result + (</text:span><text:span text:style-name="T19">invoiceDate </text:span><text:span text:style-name="T14">!= </text:span><text:span text:style-name="T13">null </text:span><text:span text:style-name="T14">? </text:span><text:span text:style-name="T19">invoiceDate</text:span><text:span text:style-name="T14">.hashCode() : </text:span><text:span text:style-name="T22">0</text:span><text:span text:style-name="T14">)</text:span><text:span text:style-name="T13">;</text:span></text:p>
            <text:p text:style-name="P9"><text:span text:style-name="T12"><text:s text:c="8"/></text:span><text:span text:style-name="T14">result = </text:span><text:span text:style-name="T22">31 </text:span><text:span text:style-name="T14">* result + (</text:span><text:span text:style-name="T19">deliveryAddress </text:span><text:span text:style-name="T14">!= </text:span><text:span text:style-name="T13">null </text:span><text:span text:style-name="T14">? </text:span><text:span text:style-name="T19">deliveryAddress</text:span><text:span text:style-name="T14">.hashCode() : </text:span><text:span text:style-name="T22">0</text:span><text:span text:style-name="T14">)</text:span><text:span text:style-name="T13">;</text:span></text:p>
            <text:p text:style-name="P9"><text:span text:style-name="T12"><text:s text:c="8"/></text:span><text:span text:style-name="T14">result = </text:span><text:span text:style-name="T22">31 </text:span><text:span text:style-name="T14">* result + </text:span><text:soft-page-break/><text:span text:style-name="T14">(</text:span><text:span text:style-name="T19">serialOrImeiNumber </text:span><text:span text:style-name="T14">!= </text:span><text:span text:style-name="T13">null </text:span><text:span text:style-name="T14">? </text:span><text:span text:style-name="T19">serialOrImeiNumber</text:span><text:span text:style-name="T14">.hashCode() : </text:span><text:span text:style-name="T22">0</text:span><text:span text:style-name="T14">)</text:span><text:span text:style-name="T13">;</text:span></text:p>
            <text:p text:style-name="P9"><text:span text:style-name="T12"><text:s text:c="8"/></text:span><text:span text:style-name="T13">return </text:span><text:span text:style-name="T14">result</text:span><text:span text:style-name="T13">;</text:span></text:p>
            <text:p text:style-name="P9"><text:span text:style-name="T12"><text:s text:c="4"/></text:span><text:span text:style-name="T14">}</text:span></text:p>
            <text:p text:style-name="P16">}</text:p>
            <text:p text:style-name="P20"/>
          </table:table-cell>
        </table:table-row>
      </table:table>
      <text:p text:style-name="P27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Droid Sans Mono" svg:font-family="'Droid Sans Mono', monospace, monospace, 'Droid Sans Fallback'"/>
    <style:font-face style:name="Lohit Devanagari1" svg:font-family="'Lohit Devanagari'"/>
    <style:font-face style:name="OpenSans" svg:font-family="OpenSans, Helvetica, Arial, sans-serif"/>
    <style:font-face style:name="arial" svg:font-family="arial" style:font-family-generic="swiss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13:26:39.575834573</meta:creation-date>
    <meta:editing-duration>PT25M1S</meta:editing-duration>
    <meta:editing-cycles>7</meta:editing-cycles>
    <meta:generator>LibreOffice/6.0.7.3$Linux_X86_64 LibreOffice_project/00m0$Build-3</meta:generator>
    <dc:date>2020-01-29T13:04:47.827010928</dc:date>
    <meta:document-statistic meta:table-count="3" meta:image-count="0" meta:object-count="0" meta:page-count="7" meta:paragraph-count="482" meta:word-count="1431" meta:character-count="16428" meta:non-whitespace-character-count="12969"/>
  </office:meta>
</office:document-meta>
</file>